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.016cm" fo:margin-left="-0.016cm" table:align="left"/>
    </style:style>
    <style:style style:name="Tabella1.A" style:family="table-column">
      <style:table-column-properties style:column-width="8.507cm"/>
    </style:style>
    <style:style style:name="Tabella1.B" style:family="table-column">
      <style:table-column-properties style:column-width="8.509cm"/>
    </style:style>
    <style:style style:name="Tabella1.A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fo:break-before="page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fo:break-before="page" table:align="margins"/>
    </style:style>
    <style:style style:name="Tabella4.A" style:family="table-column">
      <style:table-column-properties style:column-width="8.5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fo:break-before="page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fo:break-before="page" table:align="margins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14efd" officeooo:paragraph-rsid="00014efd"/>
    </style:style>
    <style:style style:name="P2" style:family="paragraph" style:parent-style-name="Heading_20_1">
      <style:paragraph-properties fo:text-align="start" style:justify-single-word="false"/>
      <style:text-properties fo:font-size="12pt" fo:language="zxx" fo:country="none" officeooo:rsid="0004e4eb" officeooo:paragraph-rsid="0006cf5d" style:font-name-asian="Liberation Serif" style:font-size-asian="12pt" style:language-asian="zxx" style:country-asian="none" style:font-size-complex="12pt" style:language-complex="zxx" style:country-complex="non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rsid="000440be" officeooo:paragraph-rsid="000440be"/>
    </style:style>
    <style:style style:name="P5" style:family="paragraph" style:parent-style-name="Table_20_Contents">
      <style:paragraph-properties fo:text-align="start" style:justify-single-word="false"/>
      <style:text-properties fo:language="en" fo:country="US" officeooo:rsid="00014efd" officeooo:paragraph-rsid="00014efd"/>
    </style:style>
    <style:style style:name="P6" style:family="paragraph" style:parent-style-name="Table_20_Contents">
      <style:paragraph-properties fo:text-align="start" style:justify-single-word="false"/>
      <style:text-properties fo:language="en" fo:country="US" officeooo:rsid="00014efd" officeooo:paragraph-rsid="000440be"/>
    </style:style>
    <style:style style:name="P7" style:family="paragraph" style:parent-style-name="Table_20_Contents">
      <style:paragraph-properties fo:text-align="start" style:justify-single-word="false"/>
      <style:text-properties fo:language="en" fo:country="US" officeooo:rsid="00022811" officeooo:paragraph-rsid="00022811"/>
    </style:style>
    <style:style style:name="P8" style:family="paragraph" style:parent-style-name="Table_20_Contents">
      <style:paragraph-properties fo:text-align="start" style:justify-single-word="false"/>
      <style:text-properties fo:language="en" fo:country="US" officeooo:rsid="00022811" officeooo:paragraph-rsid="000440be"/>
    </style:style>
    <style:style style:name="P9" style:family="paragraph" style:parent-style-name="Table_20_Contents">
      <style:paragraph-properties fo:text-align="start" style:justify-single-word="false"/>
      <style:text-properties fo:language="en" fo:country="US" officeooo:rsid="00025dea" officeooo:paragraph-rsid="00025dea"/>
    </style:style>
    <style:style style:name="P10" style:family="paragraph" style:parent-style-name="Table_20_Contents">
      <style:paragraph-properties fo:text-align="start" style:justify-single-word="false"/>
      <style:text-properties fo:language="en" fo:country="US" officeooo:rsid="00025dea" officeooo:paragraph-rsid="000440be"/>
    </style:style>
    <style:style style:name="P11" style:family="paragraph" style:parent-style-name="Table_20_Contents">
      <style:paragraph-properties fo:text-align="start" style:justify-single-word="false"/>
      <style:text-properties fo:language="en" fo:country="US" officeooo:rsid="000440be" officeooo:paragraph-rsid="000440be"/>
    </style:style>
    <style:style style:name="P12" style:family="paragraph" style:parent-style-name="Table_20_Contents">
      <style:paragraph-properties fo:text-align="start" style:justify-single-word="false"/>
      <style:text-properties fo:language="en" fo:country="US" officeooo:rsid="00014efd" officeooo:paragraph-rsid="0004f36b" style:language-asian="zxx" style:country-asian="none" style:language-complex="zxx" style:country-complex="none"/>
    </style:style>
    <style:style style:name="P13" style:family="paragraph" style:parent-style-name="Table_20_Contents">
      <style:paragraph-properties fo:text-align="start" style:justify-single-word="false"/>
      <style:text-properties fo:language="en" fo:country="US" officeooo:rsid="0004f36b" officeooo:paragraph-rsid="0004f36b" style:language-asian="zxx" style:country-asian="none" style:language-complex="zxx" style:country-complex="none"/>
    </style:style>
    <style:style style:name="P14" style:family="paragraph" style:parent-style-name="Table_20_Contents">
      <style:paragraph-properties fo:text-align="start" style:justify-single-word="false"/>
      <style:text-properties fo:language="en" fo:country="US" officeooo:rsid="0006a1bf" officeooo:paragraph-rsid="0006a1bf"/>
    </style:style>
    <style:style style:name="P15" style:family="paragraph" style:parent-style-name="Table_20_Contents">
      <style:paragraph-properties fo:text-align="start" style:justify-single-word="false"/>
      <style:text-properties fo:language="en" fo:country="US" fo:font-weight="bold" officeooo:rsid="00014efd" officeooo:paragraph-rsid="00014ef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language="en" fo:country="US" fo:font-weight="bold" officeooo:rsid="00014efd" officeooo:paragraph-rsid="00014efd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language="en" fo:country="US" fo:font-weight="normal" officeooo:rsid="00014efd" officeooo:paragraph-rsid="00014efd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language="en" fo:country="US" officeooo:rsid="000c8c26" officeooo:paragraph-rsid="000c8c26"/>
    </style:style>
    <style:style style:name="P19" style:family="paragraph" style:parent-style-name="Table_20_Contents">
      <style:paragraph-properties fo:text-align="start" style:justify-single-word="false"/>
      <style:text-properties fo:language="zxx" fo:country="none" officeooo:rsid="0004e4eb" officeooo:paragraph-rsid="0004e4eb" style:language-asian="zxx" style:country-asian="none" style:language-complex="zxx" style:country-complex="none"/>
    </style:style>
    <style:style style:name="P20" style:family="paragraph" style:parent-style-name="Table_20_Contents">
      <style:paragraph-properties fo:text-align="start" style:justify-single-word="false"/>
      <style:text-properties fo:language="zxx" fo:country="none" officeooo:rsid="0004e4eb" officeooo:paragraph-rsid="0004f36b" style:language-asian="zxx" style:country-asian="none" style:language-complex="zxx" style:country-complex="none"/>
    </style:style>
    <style:style style:name="P21" style:family="paragraph" style:parent-style-name="Table_20_Contents">
      <style:paragraph-properties fo:text-align="start" style:justify-single-word="false"/>
      <style:text-properties fo:language="zxx" fo:country="none" officeooo:rsid="0004f36b" officeooo:paragraph-rsid="0004f36b" style:language-asian="zxx" style:country-asian="none" style:language-complex="zxx" style:country-complex="none"/>
    </style:style>
    <style:style style:name="P22" style:family="paragraph" style:parent-style-name="Table_20_Contents">
      <style:paragraph-properties fo:text-align="start" style:justify-single-word="false"/>
      <style:text-properties fo:language="zxx" fo:country="none" officeooo:rsid="0006a1bf" officeooo:paragraph-rsid="0006a1bf" style:language-asian="zxx" style:country-asian="none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fo:language="zxx" fo:country="none" fo:font-weight="bold" officeooo:rsid="0004e4eb" officeooo:paragraph-rsid="0004e4eb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language="zxx" fo:country="none" fo:font-weight="bold" officeooo:rsid="0004e4eb" officeooo:paragraph-rsid="0004e4eb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language="zxx" fo:country="none" fo:font-weight="bold" officeooo:rsid="000440be" officeooo:paragraph-rsid="000440be" fo:background-color="transparent" style:language-asian="zxx" style:country-asian="none" style:font-weight-asian="bold" style:language-complex="zxx" style:country-complex="none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language="zxx" fo:country="none" officeooo:rsid="000440be" officeooo:paragraph-rsid="000440be" fo:background-color="transparent" style:language-asian="zxx" style:country-asian="none" style:language-complex="zxx" style:country-complex="none"/>
    </style:style>
    <style:style style:name="P27" style:family="paragraph" style:parent-style-name="Table_20_Contents">
      <style:paragraph-properties fo:text-align="start" style:justify-single-word="false"/>
      <style:text-properties fo:language="zxx" fo:country="none" officeooo:rsid="00089859" officeooo:paragraph-rsid="00089859" fo:background-color="transparent" style:language-asian="zxx" style:country-asian="none" style:language-complex="zxx" style:country-complex="none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440be" officeooo:paragraph-rsid="000440be" fo:background-color="transparent" style:font-weight-asian="bold" style:font-weight-complex="bold"/>
    </style:style>
    <style:style style:name="P29" style:family="paragraph" style:parent-style-name="Table_20_Contents">
      <style:text-properties fo:font-weight="normal" fo:background-color="transparent" style:font-weight-asian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weight="normal" officeooo:rsid="0006a1bf" officeooo:paragraph-rsid="0006a1bf" fo:background-color="transparent" style:font-weight-asian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weight="normal" officeooo:rsid="0005ab18" officeooo:paragraph-rsid="0005ab18" fo:background-color="transparent" style:font-weight-asian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officeooo:rsid="001312c7" officeooo:paragraph-rsid="001312c7"/>
    </style:style>
    <style:style style:name="P33" style:family="paragraph" style:parent-style-name="Table_20_Contents">
      <style:paragraph-properties fo:text-align="center" style:justify-single-word="false"/>
      <style:text-properties officeooo:rsid="001312c7" officeooo:paragraph-rsid="001312c7"/>
    </style:style>
    <style:style style:name="P34" style:family="paragraph" style:parent-style-name="Table_20_Contents">
      <style:paragraph-properties fo:text-align="start" style:justify-single-word="false"/>
      <style:text-properties officeooo:rsid="00137f6c" officeooo:paragraph-rsid="00137f6c"/>
    </style:style>
    <style:style style:name="P35" style:family="paragraph" style:parent-style-name="Table_20_Contents">
      <style:paragraph-properties fo:text-align="start" style:justify-single-word="false"/>
      <style:text-properties officeooo:rsid="0013b29f" officeooo:paragraph-rsid="0013b29f"/>
    </style:style>
    <style:style style:name="P36" style:family="paragraph" style:parent-style-name="Table_20_Contents">
      <style:paragraph-properties fo:text-align="center" style:justify-single-word="false"/>
      <style:text-properties fo:language="zxx" fo:country="none" fo:font-weight="bold" officeooo:rsid="001531ff" officeooo:paragraph-rsid="001531ff" fo:background-color="transparent" style:language-asian="zxx" style:country-asian="none" style:font-weight-asian="bold" style:language-complex="zxx" style:country-complex="none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leLine2003098685136">
          <table:table-cell table:style-name="Tabella1.A1" table:number-columns-spanned="2" office:value-type="string">
            <text:p text:style-name="P16">Can’t always be depressed</text:p>
          </table:table-cell>
          <table:covered-table-cell/>
        </table:table-row>
        <table:table-row table:style-name="TableLine2003098691664">
          <table:table-cell table:style-name="Tabella1.A2" office:value-type="string">
            <text:p text:style-name="P15">Title</text:p>
          </table:table-cell>
          <table:table-cell table:style-name="Tabella1.B2" office:value-type="string">
            <text:p text:style-name="P15">author</text:p>
          </table:table-cell>
        </table:table-row>
        <table:table-row table:style-name="TableLine2003098690848">
          <table:table-cell table:style-name="Tabella1.A2" office:value-type="string">
            <text:p text:style-name="P5">When you say my name</text:p>
          </table:table-cell>
          <table:table-cell table:style-name="Tabella1.B2" office:value-type="string">
            <text:p text:style-name="P5">Chandler Leighton</text:p>
          </table:table-cell>
        </table:table-row>
        <table:table-row table:style-name="TableLine2003098682688">
          <table:table-cell table:style-name="Tabella1.A2" office:value-type="string">
            <text:p text:style-name="P14">HEAD UP</text:p>
          </table:table-cell>
          <table:table-cell table:style-name="Tabella1.B2" office:value-type="string">
            <text:p text:style-name="P14">The score</text:p>
          </table:table-cell>
        </table:table-row>
        <table:table-row table:style-name="TableLine2003098689760">
          <table:table-cell table:style-name="Tabella1.A2" office:value-type="string">
            <text:p text:style-name="P14">My head</text:p>
          </table:table-cell>
          <table:table-cell table:style-name="Tabella1.B2" office:value-type="string">
            <text:p text:style-name="P14">layto</text:p>
          </table:table-cell>
        </table:table-row>
        <table:table-row table:style-name="TableLine2003098691936">
          <table:table-cell table:style-name="Tabella1.A2" office:value-type="string">
            <text:p text:style-name="P5">Misfits</text:p>
          </table:table-cell>
          <table:table-cell table:style-name="Tabella1.B2" office:value-type="string">
            <text:p text:style-name="P5">Manglia Park</text:p>
          </table:table-cell>
        </table:table-row>
        <table:table-row table:style-name="TableLine2003098692208">
          <table:table-cell table:style-name="Tabella1.A2" office:value-type="string">
            <text:p text:style-name="P5">Everybody’s dead inside</text:p>
          </table:table-cell>
          <table:table-cell table:style-name="Tabella1.B2" office:value-type="string">
            <text:p text:style-name="P5">Alissic</text:p>
          </table:table-cell>
        </table:table-row>
        <table:table-row table:style-name="TableLine2003098692480">
          <table:table-cell table:style-name="Tabella1.A2" office:value-type="string">
            <text:p text:style-name="P5">Sick little games</text:p>
          </table:table-cell>
          <table:table-cell table:style-name="Tabella1.B2" office:value-type="string">
            <text:p text:style-name="P5">First and forever</text:p>
          </table:table-cell>
        </table:table-row>
        <table:table-row table:style-name="TableLine2003098692752">
          <table:table-cell table:style-name="Tabella1.A2" office:value-type="string">
            <text:p text:style-name="P5">Psycho</text:p>
          </table:table-cell>
          <table:table-cell table:style-name="Tabella1.B2" office:value-type="string">
            <text:p text:style-name="P5">Taylor Acorn</text:p>
          </table:table-cell>
        </table:table-row>
        <table:table-row table:style-name="TableLine2003098693024">
          <table:table-cell table:style-name="Tabella1.A2" office:value-type="string">
            <text:p text:style-name="P17">Bulls in the bronx</text:p>
          </table:table-cell>
          <table:table-cell table:style-name="Tabella1.B2" office:value-type="string">
            <text:p text:style-name="P17">Pierce the viel</text:p>
          </table:table-cell>
        </table:table-row>
        <table:table-row table:style-name="TableLine2003098693296">
          <table:table-cell table:style-name="Tabella1.A2" office:value-type="string">
            <text:p text:style-name="P5">Make me wanna die</text:p>
          </table:table-cell>
          <table:table-cell table:style-name="Tabella1.B2" office:value-type="string">
            <text:p text:style-name="P5">The pretty reckless</text:p>
          </table:table-cell>
        </table:table-row>
        <table:table-row table:style-name="TableLine2003098693568">
          <table:table-cell table:style-name="Tabella1.A2" office:value-type="string">
            <text:p text:style-name="P5">HATED</text:p>
          </table:table-cell>
          <table:table-cell table:style-name="Tabella1.B2" office:value-type="string">
            <text:p text:style-name="P5">younglblood</text:p>
          </table:table-cell>
        </table:table-row>
        <table:table-row table:style-name="TableLine2003028374816">
          <table:table-cell table:style-name="Tabella1.A2" office:value-type="string">
            <text:p text:style-name="P7">again&amp;again</text:p>
          </table:table-cell>
          <table:table-cell table:style-name="Tabella1.B2" office:value-type="string">
            <text:p text:style-name="P7">Against the current</text:p>
          </table:table-cell>
        </table:table-row>
        <table:table-row table:style-name="TableLine2003028380528">
          <table:table-cell table:style-name="Tabella1.A2" office:value-type="string">
            <text:p text:style-name="P7">skeleton</text:p>
          </table:table-cell>
          <table:table-cell table:style-name="Tabella1.B2" office:value-type="string">
            <text:p text:style-name="P7">DAMONA</text:p>
          </table:table-cell>
        </table:table-row>
        <table:table-row table:style-name="TableLine2003028370736">
          <table:table-cell table:style-name="Tabella1.A2" office:value-type="string">
            <text:p text:style-name="P7">My mother wants me dead</text:p>
          </table:table-cell>
          <table:table-cell table:style-name="Tabella1.B2" office:value-type="string">
            <text:p text:style-name="P7">carolsdaughter</text:p>
          </table:table-cell>
        </table:table-row>
        <table:table-row table:style-name="TableLine2003028371552">
          <table:table-cell table:style-name="Tabella1.A2" office:value-type="string">
            <text:p text:style-name="P7">You gave love a bad name</text:p>
          </table:table-cell>
          <table:table-cell table:style-name="Tabella1.B2" office:value-type="string">
            <text:p text:style-name="P7">Bon Jovi</text:p>
          </table:table-cell>
        </table:table-row>
        <table:table-row table:style-name="TableLine2003028372096">
          <table:table-cell table:style-name="Tabella1.A2" office:value-type="string">
            <text:p text:style-name="P7">Little lion man</text:p>
          </table:table-cell>
          <table:table-cell table:style-name="Tabella1.B2" office:value-type="string">
            <text:p text:style-name="P7">Tonight alive dave patrovic</text:p>
          </table:table-cell>
        </table:table-row>
        <table:table-row table:style-name="TableLine2003028372368">
          <table:table-cell table:style-name="Tabella1.A2" office:value-type="string">
            <text:p text:style-name="P7">fake</text:p>
          </table:table-cell>
          <table:table-cell table:style-name="Tabella1.B2" office:value-type="string">
            <text:p text:style-name="P7">The tech thieves</text:p>
          </table:table-cell>
        </table:table-row>
        <table:table-row table:style-name="TableLine2003028372640">
          <table:table-cell table:style-name="Tabella1.A2" office:value-type="string">
            <text:p text:style-name="P7">Monster</text:p>
          </table:table-cell>
          <table:table-cell table:style-name="Tabella1.B2" office:value-type="string">
            <text:p text:style-name="P7">Meg &amp; dia</text:p>
          </table:table-cell>
        </table:table-row>
        <table:table-row table:style-name="TableLine2003028373456">
          <table:table-cell table:style-name="Tabella1.A2" office:value-type="string">
            <text:p text:style-name="P7">LIFE’S A BIT</text:p>
          </table:table-cell>
          <table:table-cell table:style-name="Tabella1.B2" office:value-type="string">
            <text:p text:style-name="P7">Noahfinnce</text:p>
          </table:table-cell>
        </table:table-row>
        <table:table-row table:style-name="TableLine2003028375632">
          <table:table-cell table:style-name="Tabella1.A2" office:value-type="string">
            <text:p text:style-name="P7">Bipolar baby!</text:p>
          </table:table-cell>
          <table:table-cell table:style-name="Tabella1.B2" office:value-type="string">
            <text:p text:style-name="P7">Forever the sickest kids</text:p>
          </table:table-cell>
        </table:table-row>
        <table:table-row table:style-name="TableLine2003028373728">
          <table:table-cell table:style-name="Tabella1.A2" office:value-type="string">
            <text:p text:style-name="P7">crushcrushcrush</text:p>
          </table:table-cell>
          <table:table-cell table:style-name="Tabella1.B2" office:value-type="string">
            <text:p text:style-name="P7">paramore</text:p>
          </table:table-cell>
        </table:table-row>
        <table:table-row table:style-name="TableLine2003028374000">
          <table:table-cell table:style-name="Tabella1.A2" office:value-type="string">
            <text:p text:style-name="P9">Cure for me</text:p>
          </table:table-cell>
          <table:table-cell table:style-name="Tabella1.B2" office:value-type="string">
            <text:p text:style-name="P9">aurora</text:p>
          </table:table-cell>
        </table:table-row>
        <table:table-row table:style-name="TableLine2003103293136">
          <table:table-cell table:style-name="Tabella1.A2" office:value-type="string">
            <text:p text:style-name="P7">Bad Day</text:p>
          </table:table-cell>
          <table:table-cell table:style-name="Tabella1.B2" office:value-type="string">
            <text:p text:style-name="P7">Charlootte Sands</text:p>
          </table:table-cell>
        </table:table-row>
        <table:table-row table:style-name="TableLine2003103296400">
          <table:table-cell table:style-name="Tabella1.A2" office:value-type="string">
            <text:p text:style-name="P7">Crazy = genius</text:p>
          </table:table-cell>
          <table:table-cell table:style-name="Tabella1.B2" office:value-type="string">
            <text:p text:style-name="P7">Panic! At the disco</text:p>
          </table:table-cell>
        </table:table-row>
        <table:table-row table:style-name="TableLine2003103283888">
          <table:table-cell table:style-name="Tabella1.A2" office:value-type="string">
            <text:p text:style-name="P7">Buzzkill</text:p>
          </table:table-cell>
          <table:table-cell table:style-name="Tabella1.B2" office:value-type="string">
            <text:p text:style-name="P7">mothica</text:p>
          </table:table-cell>
        </table:table-row>
        <table:table-row table:style-name="TableLine2003103292048">
          <table:table-cell table:style-name="Tabella1.A2" office:value-type="string">
            <text:p text:style-name="P7">All the things she said</text:p>
          </table:table-cell>
          <table:table-cell table:style-name="Tabella1.B2" office:value-type="string">
            <text:p text:style-name="P7">poppy</text:p>
          </table:table-cell>
        </table:table-row>
        <table:table-row table:style-name="TableLine2003103284704">
          <table:table-cell table:style-name="Tabella1.A2" office:value-type="string">
            <text:p text:style-name="P9">Voices in my head</text:p>
          </table:table-cell>
          <table:table-cell table:style-name="Tabella1.B2" office:value-type="string">
            <text:p text:style-name="P9">Falling in reverse</text:p>
          </table:table-cell>
        </table:table-row>
        <table:table-row table:style-name="TableLine2003103284160">
          <table:table-cell table:style-name="Tabella1.A2" office:value-type="string">
            <text:p text:style-name="P9">Stitches</text:p>
          </table:table-cell>
          <table:table-cell table:style-name="Tabella1.B2" office:value-type="string">
            <text:p text:style-name="P9">State champs</text:p>
          </table:table-cell>
        </table:table-row>
        <table:table-row table:style-name="TableLine2003103298576">
          <table:table-cell table:style-name="Tabella1.A2" office:value-type="string">
            <text:p text:style-name="P9">Habits (stay high) - rock</text:p>
          </table:table-cell>
          <table:table-cell table:style-name="Tabella1.B2" office:value-type="string">
            <text:p text:style-name="P9">Our last night</text:p>
          </table:table-cell>
        </table:table-row>
        <table:table-row table:style-name="TableLine2003103292320">
          <table:table-cell table:style-name="Tabella1.A2" office:value-type="string">
            <text:p text:style-name="P9">Outta my head</text:p>
          </table:table-cell>
          <table:table-cell table:style-name="Tabella1.B2" office:value-type="string">
            <text:p text:style-name="P9">sueco</text:p>
          </table:table-cell>
        </table:table-row>
        <table:table-row table:style-name="TableLine2003103295856">
          <table:table-cell table:style-name="Tabella1.A2" office:value-type="string">
            <text:p text:style-name="P9">The good life</text:p>
          </table:table-cell>
          <table:table-cell table:style-name="Tabella1.B2" office:value-type="string">
            <text:p text:style-name="P9">Three day grace</text:p>
          </table:table-cell>
        </table:table-row>
        <table:table-row table:style-name="TableLine2003103283072">
          <table:table-cell table:style-name="Tabella1.A2" office:value-type="string">
            <text:p text:style-name="P9">Loved you a little</text:p>
          </table:table-cell>
          <table:table-cell table:style-name="Tabella1.B2" office:value-type="string">
            <text:p text:style-name="P9">The maine</text:p>
          </table:table-cell>
        </table:table-row>
        <table:table-row table:style-name="TableLine2003103291776">
          <table:table-cell table:style-name="Tabella1.A2" office:value-type="string">
            <text:p text:style-name="P9">Black wedding</text:p>
          </table:table-cell>
          <table:table-cell table:style-name="Tabella1.B2" office:value-type="string">
            <text:p text:style-name="P9">TX2</text:p>
          </table:table-cell>
        </table:table-row>
        <table:table-row table:style-name="TableLine2003103282256">
          <table:table-cell table:style-name="Tabella1.A2" office:value-type="string">
            <text:p text:style-name="P9">Primitive</text:p>
          </table:table-cell>
          <table:table-cell table:style-name="Tabella1.B2" office:value-type="string">
            <text:p text:style-name="P18">Not enough space</text:p>
          </table:table-cell>
        </table:table-row>
        <table:table-row table:style-name="TableLine2003103296672">
          <table:table-cell table:style-name="Tabella1.A2" office:value-type="string">
            <text:p text:style-name="P9">Angry cry</text:p>
          </table:table-cell>
          <table:table-cell table:style-name="Tabella1.B2" office:value-type="string">
            <text:p text:style-name="P9">As december falls</text:p>
          </table:table-cell>
        </table:table-row>
        <text:soft-page-break/>
        <table:table-row table:style-name="TableLine2003103287424">
          <table:table-cell table:style-name="Tabella1.A2" office:value-type="string">
            <text:p text:style-name="P9">Paparazzi</text:p>
          </table:table-cell>
          <table:table-cell table:style-name="Tabella1.B2" office:value-type="string">
            <text:p text:style-name="P9">Kim dracula</text:p>
          </table:table-cell>
        </table:table-row>
        <table:table-row table:style-name="TableLine2003103296944">
          <table:table-cell table:style-name="Tabella1.A2" office:value-type="string">
            <text:p text:style-name="P9">Somebody told me</text:p>
          </table:table-cell>
          <table:table-cell table:style-name="Tabella1.B2" office:value-type="string">
            <text:p text:style-name="P9">Motionless in white</text:p>
          </table:table-cell>
        </table:table-row>
        <table:table-row table:style-name="TableLine2003103288784">
          <table:table-cell table:style-name="Tabella1.A2" office:value-type="string">
            <text:p text:style-name="P9">The emptiness machine</text:p>
          </table:table-cell>
          <table:table-cell table:style-name="Tabella1.B2" office:value-type="string">
            <text:p text:style-name="P9">Linkin park</text:p>
          </table:table-cell>
        </table:table-row>
        <table:table-row table:style-name="TableLine2003103291504">
          <table:table-cell table:style-name="Tabella1.A2" office:value-type="string">
            <text:p text:style-name="P9">Better on mute</text:p>
          </table:table-cell>
          <table:table-cell table:style-name="Tabella1.B2" office:value-type="string">
            <text:p text:style-name="P9">Sophie powers</text:p>
          </table:table-cell>
        </table:table-row>
        <table:table-row table:style-name="TableLine2003103295312">
          <table:table-cell table:style-name="Tabella1.A2" office:value-type="string">
            <text:p text:style-name="P9">My drummer’s girlfriend</text:p>
          </table:table-cell>
          <table:table-cell table:style-name="Tabella1.B2" office:value-type="string">
            <text:p text:style-name="P9">ALT BLK ERA</text:p>
          </table:table-cell>
        </table:table-row>
        <table:table-row table:style-name="TableLine2003103284432">
          <table:table-cell table:style-name="Tabella1.A2" office:value-type="string">
            <text:p text:style-name="P9">Peachie</text:p>
          </table:table-cell>
          <table:table-cell table:style-name="Tabella1.B2" office:value-type="string">
            <text:p text:style-name="P9">tiLLie</text:p>
          </table:table-cell>
        </table:table-row>
        <table:table-row table:style-name="TableLine2003103289600">
          <table:table-cell table:style-name="Tabella1.A2" office:value-type="string">
            <text:p text:style-name="P9">I like you best</text:p>
          </table:table-cell>
          <table:table-cell table:style-name="Tabella1.B2" office:value-type="string">
            <text:p text:style-name="P9">Elia Red</text:p>
          </table:table-cell>
        </table:table-row>
        <table:table-row table:style-name="TableLine2003103295040">
          <table:table-cell table:style-name="Tabella1.A2" office:value-type="string">
            <text:p text:style-name="P9">r.i.p.</text:p>
          </table:table-cell>
          <table:table-cell table:style-name="Tabella1.B2" office:value-type="string">
            <text:p text:style-name="P9">margo</text:p>
          </table:table-cell>
        </table:table-row>
        <table:table-row table:style-name="TableLine2003103294496">
          <table:table-cell table:style-name="Tabella1.A2" office:value-type="string">
            <text:p text:style-name="P11">Shapeshifting</text:p>
          </table:table-cell>
          <table:table-cell table:style-name="Tabella1.B2" office:value-type="string">
            <text:p text:style-name="P11">Taylor acron</text:p>
          </table:table-cell>
        </table:table-row>
        <table:table-row table:style-name="TableLine2003103296128">
          <table:table-cell table:style-name="Tabella1.A2" office:value-type="string">
            <text:p text:style-name="P11">Complex</text:p>
          </table:table-cell>
          <table:table-cell table:style-name="Tabella1.B2" office:value-type="string">
            <text:p text:style-name="P11">xana</text:p>
          </table:table-cell>
        </table:table-row>
        <table:table-row table:style-name="TableLine2003103291232">
          <table:table-cell table:style-name="Tabella1.A2" office:value-type="string">
            <text:p text:style-name="P14">MOVE</text:p>
          </table:table-cell>
          <table:table-cell table:style-name="Tabella1.B2" office:value-type="string">
            <text:p text:style-name="P14">A.L.A</text:p>
          </table:table-cell>
        </table:table-row>
        <table:table-row table:style-name="TableLine2003103298032">
          <table:table-cell table:style-name="Tabella1.A2" office:value-type="string">
            <text:p text:style-name="P9">I really f**ked it up</text:p>
          </table:table-cell>
          <table:table-cell table:style-name="Tabella1.B2" office:value-type="string">
            <text:p text:style-name="P9">girli</text:p>
          </table:table-cell>
        </table:table-row>
        <table:table-row table:style-name="TableLine2003103287152">
          <table:table-cell table:style-name="Tabella1.A2" office:value-type="string">
            <text:p text:style-name="P11">More than a friend</text:p>
          </table:table-cell>
          <table:table-cell table:style-name="Tabella1.B2" office:value-type="string">
            <text:p text:style-name="P10">girli</text:p>
          </table:table-cell>
        </table:table-row>
        <table:table-row table:style-name="TableLine2003103294224">
          <table:table-cell table:style-name="Tabella1.A2" office:value-type="string">
            <text:p text:style-name="P9">Side effect</text:p>
          </table:table-cell>
          <table:table-cell table:style-name="Tabella1.B2" office:value-type="string">
            <text:p text:style-name="P9">FKA rayne</text:p>
          </table:table-cell>
        </table:table-row>
        <table:table-row table:style-name="TableLine2003103297216">
          <table:table-cell table:style-name="Tabella1.A2" office:value-type="string">
            <text:p text:style-name="P9">WOOF</text:p>
          </table:table-cell>
          <table:table-cell table:style-name="Tabella1.B2" office:value-type="string">
            <text:p text:style-name="P10">FKA rayne</text:p>
          </table:table-cell>
        </table:table-row>
        <table:table-row table:style-name="TableLine2003103284976">
          <table:table-cell table:style-name="Tabella1.A2" office:value-type="string">
            <text:p text:style-name="P7">Masochistic lovers</text:p>
          </table:table-cell>
          <table:table-cell table:style-name="Tabella1.B2" office:value-type="string">
            <text:p text:style-name="P7">The haunt</text:p>
          </table:table-cell>
        </table:table-row>
        <table:table-row table:style-name="TableLine2003103288240">
          <table:table-cell table:style-name="Tabella1.A2" office:value-type="string">
            <text:p text:style-name="P9">Little like hell</text:p>
          </table:table-cell>
          <table:table-cell table:style-name="Tabella1.B2" office:value-type="string">
            <text:p text:style-name="P8">halestorm</text:p>
          </table:table-cell>
        </table:table-row>
        <table:table-row table:style-name="TableLine2003103298304">
          <table:table-cell table:style-name="Tabella1.A2" office:value-type="string">
            <text:p text:style-name="P7">I miss the misery</text:p>
          </table:table-cell>
          <table:table-cell table:style-name="Tabella1.B2" office:value-type="string">
            <text:p text:style-name="P7">halestorm</text:p>
          </table:table-cell>
        </table:table-row>
        <table:table-row table:style-name="TableLine2003103290688">
          <table:table-cell table:style-name="Tabella1.A2" office:value-type="string">
            <text:p text:style-name="P9">Can you see me in the dark?</text:p>
          </table:table-cell>
          <table:table-cell table:style-name="Tabella1.B2" office:value-type="string">
            <text:p text:style-name="P8">halestorm</text:p>
          </table:table-cell>
        </table:table-row>
        <table:table-row table:style-name="TableLine2003103297488">
          <table:table-cell table:style-name="Tabella1.A2" office:value-type="string">
            <text:p text:style-name="P9">BEG!</text:p>
          </table:table-cell>
          <table:table-cell table:style-name="Tabella1.B2" office:value-type="string">
            <text:p text:style-name="P9">vana</text:p>
          </table:table-cell>
        </table:table-row>
        <table:table-row table:style-name="TableLine2003103298848">
          <table:table-cell table:style-name="Tabella1.A2" office:value-type="string">
            <text:p text:style-name="P9">ragdoll</text:p>
          </table:table-cell>
          <table:table-cell table:style-name="Tabella1.B2" office:value-type="string">
            <text:p text:style-name="P10">vana</text:p>
          </table:table-cell>
        </table:table-row>
        <table:table-row table:style-name="TableLine2003103290960">
          <table:table-cell table:style-name="Tabella1.A2" office:value-type="string">
            <text:p text:style-name="P9">serpentine</text:p>
          </table:table-cell>
          <table:table-cell table:style-name="Tabella1.B2" office:value-type="string">
            <text:p text:style-name="P10">vana</text:p>
          </table:table-cell>
        </table:table-row>
        <table:table-row table:style-name="TableLine2003103297760">
          <table:table-cell table:style-name="Tabella1.A2" office:value-type="string">
            <text:p text:style-name="P9">THE DEVIL WEARS PRADA</text:p>
          </table:table-cell>
          <table:table-cell table:style-name="Tabella1.B2" office:value-type="string">
            <text:p text:style-name="P10">vana</text:p>
          </table:table-cell>
        </table:table-row>
        <table:table-row table:style-name="TableLine2003103282800">
          <table:table-cell table:style-name="Tabella1.A2" office:value-type="string">
            <text:p text:style-name="P7">Sk8er boi</text:p>
          </table:table-cell>
          <table:table-cell table:style-name="Tabella1.B2" office:value-type="string">
            <text:p text:style-name="P7">Avril lavigne</text:p>
          </table:table-cell>
        </table:table-row>
        <table:table-row table:style-name="TableLine2003103286880">
          <table:table-cell table:style-name="Tabella1.A2" office:value-type="string">
            <text:p text:style-name="P9">complicated</text:p>
          </table:table-cell>
          <table:table-cell table:style-name="Tabella1.B2" office:value-type="string">
            <text:p text:style-name="P8">Avril lavigne</text:p>
          </table:table-cell>
        </table:table-row>
        <table:table-row table:style-name="TableLine2003103295584">
          <table:table-cell table:style-name="Tabella1.A2" office:value-type="string">
            <text:p text:style-name="P5">Skeleton</text:p>
          </table:table-cell>
          <table:table-cell table:style-name="Tabella1.B2" office:value-type="string">
            <text:p text:style-name="P5">Set it off</text:p>
          </table:table-cell>
        </table:table-row>
        <table:table-row table:style-name="TableLine2003103289328">
          <table:table-cell table:style-name="Tabella1.A2" office:value-type="string">
            <text:p text:style-name="P9">Wolf in sheep’s clothing</text:p>
          </table:table-cell>
          <table:table-cell table:style-name="Tabella1.B2" office:value-type="string">
            <text:p text:style-name="P6">Set it off</text:p>
          </table:table-cell>
        </table:table-row>
        <table:table-row table:style-name="TableLine2003103287696">
          <table:table-cell table:style-name="Tabella1.A2" office:value-type="string">
            <text:p text:style-name="P5">Spine</text:p>
          </table:table-cell>
          <table:table-cell table:style-name="Tabella1.B2" office:value-type="string">
            <text:p text:style-name="P5">Wesghost</text:p>
          </table:table-cell>
        </table:table-row>
        <table:table-row table:style-name="TableLine2003103289872">
          <table:table-cell table:style-name="Tabella1.A2" office:value-type="string">
            <text:p text:style-name="P7">IOU</text:p>
          </table:table-cell>
          <table:table-cell table:style-name="Tabella1.B2" office:value-type="string">
            <text:p text:style-name="P6">Wesghost</text:p>
          </table:table-cell>
        </table:table-row>
        <table:table-row table:style-name="TableLine2003103299120">
          <table:table-cell table:style-name="Tabella1.A2" office:value-type="string">
            <text:p text:style-name="P5">Drinking with cupid</text:p>
          </table:table-cell>
          <table:table-cell table:style-name="Tabella1.B2" office:value-type="string">
            <text:p text:style-name="P6">Voilà</text:p>
          </table:table-cell>
        </table:table-row>
        <table:table-row table:style-name="TableLine2003103282528">
          <table:table-cell table:style-name="Tabella1.A2" office:value-type="string">
            <text:p text:style-name="P7">therapy</text:p>
          </table:table-cell>
          <table:table-cell table:style-name="Tabella1.B2" office:value-type="string">
            <text:p text:style-name="P6">Voilà</text:p>
          </table:table-cell>
        </table:table-row>
        <table:table-row table:style-name="TableLine2003103281984">
          <table:table-cell table:style-name="Tabella1.A2" office:value-type="string">
            <text:p text:style-name="P9">7 minutes in hell</text:p>
          </table:table-cell>
          <table:table-cell table:style-name="Tabella1.B2" office:value-type="string">
            <text:p text:style-name="P6">Voilà</text:p>
          </table:table-cell>
        </table:table-row>
        <table:table-row table:style-name="TableLine2003103283344">
          <table:table-cell table:style-name="Tabella1.A2" office:value-type="string">
            <text:p text:style-name="P7">Hang on to yourself</text:p>
          </table:table-cell>
          <table:table-cell table:style-name="Tabella1.B2" office:value-type="string">
            <text:p text:style-name="P5">Palaye Royale</text:p>
          </table:table-cell>
        </table:table-row>
        <table:table-row table:style-name="TableLine2003103283616">
          <table:table-cell table:style-name="Tabella1.A2" office:value-type="string">
            <text:p text:style-name="P5">Little bastards</text:p>
          </table:table-cell>
          <table:table-cell table:style-name="Tabella1.B2" office:value-type="string">
            <text:p text:style-name="P6">Palaye Royale</text:p>
          </table:table-cell>
        </table:table-row>
        <table:table-row table:style-name="TableLine2003103285248">
          <table:table-cell table:style-name="Tabella1.A2" office:value-type="string">
            <text:p text:style-name="P7">Mr. Doctor Man</text:p>
          </table:table-cell>
          <table:table-cell table:style-name="Tabella1.B2" office:value-type="string">
            <text:p text:style-name="P6">Palaye Royale</text:p>
          </table:table-cell>
        </table:table-row>
        <table:table-row table:style-name="TableLine2003103292592">
          <table:table-cell table:style-name="Tabella1.A2" office:value-type="string">
            <text:p text:style-name="P5">I hope ur miserable until ur dead</text:p>
          </table:table-cell>
          <table:table-cell table:style-name="Tabella1.B2" office:value-type="string">
            <text:p text:style-name="P5">Nessa Barret</text:p>
          </table:table-cell>
        </table:table-row>
        <text:soft-page-break/>
        <table:table-row table:style-name="TableLine2003103285520">
          <table:table-cell table:style-name="Tabella1.A2" office:value-type="string">
            <text:p text:style-name="P5">MADHOUSE</text:p>
          </table:table-cell>
          <table:table-cell table:style-name="Tabella1.B2" office:value-type="string">
            <text:p text:style-name="P6">Nessa Barret</text:p>
          </table:table-cell>
        </table:table-row>
        <table:table-row table:style-name="TableLine2003103293680">
          <table:table-cell table:style-name="Tabella1.A2" office:value-type="string">
            <text:p text:style-name="P5">She knows it</text:p>
          </table:table-cell>
          <table:table-cell table:style-name="Tabella1.B2" office:value-type="string">
            <text:p text:style-name="P5">Maggie linderman</text:p>
          </table:table-cell>
        </table:table-row>
        <table:table-row table:style-name="TableLine2003103285792">
          <table:table-cell table:style-name="Tabella1.A2" office:value-type="string">
            <text:p text:style-name="P5">How could you do this to me?</text:p>
          </table:table-cell>
          <table:table-cell table:style-name="Tabella1.B2" office:value-type="string">
            <text:p text:style-name="P6">Maggie linderman</text:p>
          </table:table-cell>
        </table:table-row>
        <table:table-row table:style-name="TableLine2003103286336">
          <table:table-cell table:style-name="Tabella1.A2" office:value-type="string">
            <text:p text:style-name="P5">Girl next door</text:p>
          </table:table-cell>
          <table:table-cell table:style-name="Tabella1.B2" office:value-type="string">
            <text:p text:style-name="P6">Maggie linderman</text:p>
          </table:table-cell>
        </table:table-row>
        <table:table-row table:style-name="TableLine2003103286064">
          <table:table-cell table:style-name="Tabella1.A2" office:value-type="string">
            <text:p text:style-name="P5">Crush and burn</text:p>
          </table:table-cell>
          <table:table-cell table:style-name="Tabella1.B2" office:value-type="string">
            <text:p text:style-name="P6">Maggie linderman</text:p>
          </table:table-cell>
        </table:table-row>
        <table:table-row table:style-name="TableLine2003103292864">
          <table:table-cell table:style-name="Tabella1.A2" office:value-type="string">
            <text:p text:style-name="P5">Knife under my pillow</text:p>
          </table:table-cell>
          <table:table-cell table:style-name="Tabella1.B2" office:value-type="string">
            <text:p text:style-name="P6">Maggie linderman</text:p>
          </table:table-cell>
        </table:table-row>
        <table:table-row table:style-name="TableLine2003103286608">
          <table:table-cell table:style-name="Tabella1.A2" office:value-type="string">
            <text:p text:style-name="P7">Break me!</text:p>
          </table:table-cell>
          <table:table-cell table:style-name="Tabella1.B2" office:value-type="string">
            <text:p text:style-name="P6">Maggie linderman</text:p>
          </table:table-cell>
        </table:table-row>
        <table:table-row table:style-name="TableLine2003103287968">
          <table:table-cell table:style-name="Tabella1.A2" office:value-type="string">
            <text:p text:style-name="P7">You’re not special</text:p>
          </table:table-cell>
          <table:table-cell table:style-name="Tabella1.B2" office:value-type="string">
            <text:p text:style-name="P6">Maggie linderman</text:p>
          </table:table-cell>
        </table:table-row>
        <table:table-row table:style-name="TableLine2003103293408">
          <table:table-cell table:style-name="Tabella1.A2" office:value-type="string">
            <text:p text:style-name="P9">Take me nowhere</text:p>
          </table:table-cell>
          <table:table-cell table:style-name="Tabella1.B2" office:value-type="string">
            <text:p text:style-name="P6">Maggie linderman</text:p>
          </table:table-cell>
        </table:table-row>
        <table:table-row table:style-name="TableLine2003103293952">
          <table:table-cell table:style-name="Tabella1.A2" office:value-type="string">
            <text:p text:style-name="P9">Debbie downer</text:p>
          </table:table-cell>
          <table:table-cell table:style-name="Tabella1.B2" office:value-type="string">
            <text:p text:style-name="P6">Maggie linderman</text:p>
          </table:table-cell>
        </table:table-row>
        <table:table-row table:style-name="TableLine2003103288512">
          <table:table-cell table:style-name="Tabella1.A2" office:value-type="string">
            <text:p text:style-name="P5">U turn me on but you give me depression</text:p>
          </table:table-cell>
          <table:table-cell table:style-name="Tabella1.B2" office:value-type="string">
            <text:p text:style-name="P5">LØLØ</text:p>
          </table:table-cell>
        </table:table-row>
        <table:table-row table:style-name="TableLine2003103289056">
          <table:table-cell table:style-name="Tabella1.A2" office:value-type="string">
            <text:p text:style-name="P9">don’t</text:p>
          </table:table-cell>
          <table:table-cell table:style-name="Tabella1.B2" office:value-type="string">
            <text:p text:style-name="P6">LØLØ</text:p>
          </table:table-cell>
        </table:table-row>
      </table:table>
      <text:p text:style-name="P3"/>
      <table:table table:name="Tabella2" table:style-name="Tabella2">
        <table:table-column table:style-name="Tabella2.A"/>
        <table:table-column table:style-name="Tabella2.B"/>
        <table:table-row table:style-name="TableLine2003103290144">
          <table:table-cell table:style-name="Tabella2.A1" table:number-columns-spanned="2" office:value-type="string">
            <text:p text:style-name="P28">dymanic</text:p>
          </table:table-cell>
          <table:covered-table-cell/>
        </table:table-row>
        <table:table-row table:style-name="TableLine2003103302112">
          <table:table-cell table:style-name="Tabella2.A2" office:value-type="string">
            <text:p text:style-name="P28">Title</text:p>
          </table:table-cell>
          <table:table-cell table:style-name="Tabella2.B2" office:value-type="string">
            <text:p text:style-name="P28">author</text:p>
          </table:table-cell>
        </table:table-row>
        <table:table-row table:style-name="TableLine2003103301024">
          <table:table-cell table:style-name="Tabella2.A2" office:value-type="string">
            <text:p text:style-name="P31">This is the life</text:p>
          </table:table-cell>
          <table:table-cell table:style-name="Tabella2.B2" office:value-type="string">
            <text:p text:style-name="P31">Amy macdonald</text:p>
          </table:table-cell>
        </table:table-row>
        <table:table-row table:style-name="TableLine2003103308368">
          <table:table-cell table:style-name="Tabella2.A2" office:value-type="string">
            <text:p text:style-name="P31">The nights</text:p>
          </table:table-cell>
          <table:table-cell table:style-name="Tabella2.B2" office:value-type="string">
            <text:p text:style-name="P31">Avicii</text:p>
          </table:table-cell>
        </table:table-row>
        <table:table-row table:style-name="TableLine2003103303472">
          <table:table-cell table:style-name="Tabella2.A2" office:value-type="string">
            <text:p text:style-name="P31">GRRRLS</text:p>
          </table:table-cell>
          <table:table-cell table:style-name="Tabella2.B2" office:value-type="string">
            <text:p text:style-name="P31">AVIVA</text:p>
          </table:table-cell>
        </table:table-row>
        <table:table-row table:style-name="TableLine2003103300752">
          <table:table-cell table:style-name="Tabella2.A2" office:value-type="string">
            <text:p text:style-name="P31">TWISTED</text:p>
          </table:table-cell>
          <table:table-cell table:style-name="Tabella2.B2" office:value-type="string">
            <text:p text:style-name="P31">AVIVA</text:p>
          </table:table-cell>
        </table:table-row>
        <table:table-row table:style-name="TableLine2003103304560">
          <table:table-cell table:style-name="Tabella2.A2" office:value-type="string">
            <text:p text:style-name="P31">Medusa</text:p>
          </table:table-cell>
          <table:table-cell table:style-name="Tabella2.B2" office:value-type="string">
            <text:p text:style-name="P31">Camerron whitcomb</text:p>
          </table:table-cell>
        </table:table-row>
        <table:table-row table:style-name="TableLine2003103308640">
          <table:table-cell table:style-name="Tabella2.A2" office:value-type="string">
            <text:p text:style-name="P31">Love myself</text:p>
          </table:table-cell>
          <table:table-cell table:style-name="Tabella2.B2" office:value-type="string">
            <text:p text:style-name="P31">Camerron whitcomb</text:p>
          </table:table-cell>
        </table:table-row>
        <table:table-row table:style-name="TableLine2003103303744">
          <table:table-cell table:style-name="Tabella2.A2" office:value-type="string">
            <text:p text:style-name="P31">Sick boy</text:p>
          </table:table-cell>
          <table:table-cell table:style-name="Tabella2.B2" office:value-type="string">
            <text:p text:style-name="P31">chainsmokers</text:p>
          </table:table-cell>
        </table:table-row>
        <table:table-row table:style-name="TableLine2003103301568">
          <table:table-cell table:style-name="Tabella2.A2" office:value-type="string">
            <text:p text:style-name="P31">Don’t matter</text:p>
          </table:table-cell>
          <table:table-cell table:style-name="Tabella2.B2" office:value-type="string">
            <text:p text:style-name="P31">Derik fein</text:p>
          </table:table-cell>
        </table:table-row>
        <table:table-row table:style-name="TableLine2003103299664">
          <table:table-cell table:style-name="Tabella2.A2" office:value-type="string">
            <text:p text:style-name="P31">La foule</text:p>
          </table:table-cell>
          <table:table-cell table:style-name="Tabella2.B2" office:value-type="string">
            <text:p text:style-name="P31">Edith paif</text:p>
          </table:table-cell>
        </table:table-row>
        <table:table-row table:style-name="TableLine2003103313536">
          <table:table-cell table:style-name="Tabella2.A2" office:value-type="string">
            <text:p text:style-name="P31">Put your money where your mouth is</text:p>
          </table:table-cell>
          <table:table-cell table:style-name="Tabella2.B2" office:value-type="string">
            <text:p text:style-name="P31">Ella red</text:p>
          </table:table-cell>
        </table:table-row>
        <table:table-row table:style-name="TableLine2003103315168">
          <table:table-cell table:style-name="Tabella2.A2" office:value-type="string">
            <text:p text:style-name="P31">Ready for this</text:p>
          </table:table-cell>
          <table:table-cell table:style-name="Tabella2.B2" office:value-type="string">
            <text:p text:style-name="P31">Hazbin hotel</text:p>
          </table:table-cell>
        </table:table-row>
        <table:table-row table:style-name="TableLine2003103308912">
          <table:table-cell table:style-name="Tabella2.A2" office:value-type="string">
            <text:p text:style-name="P31">Hell of a good time</text:p>
          </table:table-cell>
          <table:table-cell table:style-name="Tabella2.B2" office:value-type="string">
            <text:p text:style-name="P31">Haiden henderson</text:p>
          </table:table-cell>
        </table:table-row>
        <table:table-row table:style-name="TableLine2003103311088">
          <table:table-cell table:style-name="Tabella2.A2" office:value-type="string">
            <text:p text:style-name="P31">Take you dancing</text:p>
          </table:table-cell>
          <table:table-cell table:style-name="Tabella2.B2" office:value-type="string">
            <text:p text:style-name="P31">Jason derulo</text:p>
          </table:table-cell>
        </table:table-row>
        <table:table-row table:style-name="TableLine2003103299936">
          <table:table-cell table:style-name="Tabella2.A2" office:value-type="string">
            <text:p text:style-name="P31">It is what it is</text:p>
          </table:table-cell>
          <table:table-cell table:style-name="Tabella2.B2" office:value-type="string">
            <text:p text:style-name="P31">Jenna raine</text:p>
          </table:table-cell>
        </table:table-row>
        <table:table-row table:style-name="TableLine2003103300480">
          <table:table-cell table:style-name="Tabella2.A2" office:value-type="string">
            <text:p text:style-name="P31">Killer queen</text:p>
          </table:table-cell>
          <table:table-cell table:style-name="Tabella2.B2" office:value-type="string">
            <text:p text:style-name="P31">Mad tsai</text:p>
          </table:table-cell>
        </table:table-row>
        <table:table-row table:style-name="TableLine2003103302384">
          <table:table-cell table:style-name="Tabella2.A2" office:value-type="string">
            <text:p text:style-name="P31">I’m doing fine</text:p>
          </table:table-cell>
          <table:table-cell table:style-name="Tabella2.B2" office:value-type="string">
            <text:p text:style-name="P31">Marino</text:p>
          </table:table-cell>
        </table:table-row>
        <table:table-row table:style-name="TableLine2003103304832">
          <table:table-cell table:style-name="Tabella2.A2" office:value-type="string">
            <text:p text:style-name="P31">La vita com’è</text:p>
          </table:table-cell>
          <table:table-cell table:style-name="Tabella2.B2" office:value-type="string">
            <text:p text:style-name="P31">Max gazza</text:p>
          </table:table-cell>
        </table:table-row>
        <table:table-row table:style-name="TableLine2003103302656">
          <table:table-cell table:style-name="Tabella2.A2" office:value-type="string">
            <text:p text:style-name="P31">Careless</text:p>
          </table:table-cell>
          <table:table-cell table:style-name="Tabella2.B2" office:value-type="string">
            <text:p text:style-name="P31">NEFFEX</text:p>
          </table:table-cell>
        </table:table-row>
        <table:table-row table:style-name="TableLine2003103314896">
          <table:table-cell table:style-name="Tabella2.A2" office:value-type="string">
            <text:p text:style-name="P31">House of memories</text:p>
          </table:table-cell>
          <table:table-cell table:style-name="Tabella2.B2" office:value-type="string">
            <text:p text:style-name="P31">Painc! At the disco</text:p>
          </table:table-cell>
        </table:table-row>
        <table:table-row table:style-name="TableLine2003103316256">
          <table:table-cell table:style-name="Tabella2.A2" office:value-type="string">
            <text:p text:style-name="P31">Rat</text:p>
          </table:table-cell>
          <table:table-cell table:style-name="Tabella2.B2" office:value-type="string">
            <text:p text:style-name="P31">Penelope scott</text:p>
          </table:table-cell>
        </table:table-row>
        <table:table-row table:style-name="TableLine2003103305104">
          <table:table-cell table:style-name="Tabella2.A2" office:value-type="string">
            <text:p text:style-name="P31">Ceux qui revent</text:p>
          </table:table-cell>
          <table:table-cell table:style-name="Tabella2.B2" office:value-type="string">
            <text:p text:style-name="P31">Pomme</text:p>
          </table:table-cell>
        </table:table-row>
        <table:table-row table:style-name="TableLine2003103305376">
          <table:table-cell table:style-name="Tabella2.A2" office:value-type="string">
            <text:p text:style-name="P31">Tu vou’ fa’ l’americano</text:p>
          </table:table-cell>
          <table:table-cell table:style-name="Tabella2.B2" office:value-type="string">
            <text:p text:style-name="P31">Renato carosone</text:p>
          </table:table-cell>
        </table:table-row>
        <table:table-row table:style-name="TableLine2003103315440">
          <table:table-cell table:style-name="Tabella2.A2" office:value-type="string">
            <text:p text:style-name="P31">Blur</text:p>
          </table:table-cell>
          <table:table-cell table:style-name="Tabella2.B2" office:value-type="string">
            <text:p text:style-name="P31">Stellar</text:p>
          </table:table-cell>
        </table:table-row>
        <table:table-row table:style-name="TableLine2003103315984">
          <table:table-cell table:style-name="Tabella2.A2" office:value-type="string">
            <text:p text:style-name="P30">The zombie song</text:p>
          </table:table-cell>
          <table:table-cell table:style-name="Tabella2.B2" office:value-type="string">
            <text:p text:style-name="P30">Stephanie malbey</text:p>
          </table:table-cell>
        </table:table-row>
        <table:table-row table:style-name="TableLine2003103303200">
          <table:table-cell table:style-name="Tabella2.A2" office:value-type="string">
            <text:p text:style-name="P30">surrrender</text:p>
          </table:table-cell>
          <table:table-cell table:style-name="Tabella2.B2" office:value-type="string">
            <text:p text:style-name="P30">Stephanie malbey</text:p>
          </table:table-cell>
        </table:table-row>
        <table:table-row table:style-name="TableLine2003103316528">
          <table:table-cell table:style-name="Tabella2.A2" office:value-type="string">
            <text:p text:style-name="P30">Lupin, un ladro in vacanza</text:p>
          </table:table-cell>
          <table:table-cell table:style-name="Tabella2.B2" office:value-type="string">
            <text:p text:style-name="P30">moreno</text:p>
          </table:table-cell>
        </table:table-row>
        <table:table-row table:style-name="TableLine2003103307552">
          <table:table-cell table:style-name="Tabella2.A2" office:value-type="string">
            <text:p text:style-name="P30">L’italiano</text:p>
          </table:table-cell>
          <table:table-cell table:style-name="Tabella2.B2" office:value-type="string">
            <text:p text:style-name="P29">Toto cutugno</text:p>
          </table:table-cell>
        </table:table-row>
        <table:table-row table:style-name="TableLine2003103304016">
          <table:table-cell table:style-name="Tabella2.A2" office:value-type="string">
            <text:p text:style-name="P30">Je veux</text:p>
          </table:table-cell>
          <table:table-cell table:style-name="Tabella2.B2" office:value-type="string">
            <text:p text:style-name="P30">Zaz</text:p>
          </table:table-cell>
        </table:table-row>
        <table:table-row table:style-name="TableLine2003103299392">
          <table:table-cell table:style-name="Tabella2.A2" office:value-type="string">
            <text:p text:style-name="P30">Still into you</text:p>
          </table:table-cell>
          <table:table-cell table:style-name="Tabella2.B2" office:value-type="string">
            <text:p text:style-name="P30">pamore</text:p>
          </table:table-cell>
        </table:table-row>
      </table:table>
      <text:p text:style-name="P4"/>
      <table:table table:name="Tabella4" table:style-name="Tabella4">
        <table:table-column table:style-name="Tabella4.A"/>
        <table:table-column table:style-name="Tabella4.B"/>
        <table:table-row table:style-name="TableLine2003103306192">
          <table:table-cell table:style-name="Tabella4.A1" table:number-columns-spanned="2" office:value-type="string">
            <text:p text:style-name="P23">But at least we have the music</text:p>
          </table:table-cell>
          <table:covered-table-cell/>
        </table:table-row>
        <table:table-row table:style-name="TableLine2003103312448">
          <table:table-cell table:style-name="Tabella4.A2" office:value-type="string">
            <text:p text:style-name="P24">Title</text:p>
          </table:table-cell>
          <table:table-cell table:style-name="Tabella4.B2" office:value-type="string">
            <text:p text:style-name="P24">author</text:p>
          </table:table-cell>
        </table:table-row>
        <table:table-row table:style-name="TableLine2003103310816">
          <table:table-cell table:style-name="Tabella4.A2" office:value-type="string">
            <text:p text:style-name="P22">Baby you</text:p>
          </table:table-cell>
          <table:table-cell table:style-name="Tabella4.B2" office:value-type="string">
            <text:h text:style-name="P2" text:outline-level="1">有華</text:h>
          </table:table-cell>
        </table:table-row>
        <table:table-row table:style-name="TableLine2003103300208">
          <table:table-cell table:style-name="Tabella4.A2" office:value-type="string">
            <text:p text:style-name="P19">I'm Fine</text:p>
          </table:table-cell>
          <table:table-cell table:style-name="Tabella4.B2" office:value-type="string">
            <text:p text:style-name="P19">ashe</text:p>
          </table:table-cell>
        </table:table-row>
        <table:table-row table:style-name="TableLine2003103301840">
          <table:table-cell table:style-name="Tabella4.A2" office:value-type="string">
            <text:p text:style-name="P19">Love is not enough</text:p>
          </table:table-cell>
          <table:table-cell table:style-name="Tabella4.B2" office:value-type="string">
            <text:p text:style-name="P20">ashe</text:p>
          </table:table-cell>
        </table:table-row>
        <table:table-row table:style-name="TableLine2003103302928">
          <table:table-cell table:style-name="Tabella4.A2" office:value-type="string">
            <text:p text:style-name="P19">Save myself</text:p>
          </table:table-cell>
          <table:table-cell table:style-name="Tabella4.B2" office:value-type="string">
            <text:p text:style-name="P20">ashe</text:p>
          </table:table-cell>
        </table:table-row>
        <table:table-row table:style-name="TableLine2003103305920">
          <table:table-cell table:style-name="Tabella4.A2" office:value-type="string">
            <text:p text:style-name="P19">always</text:p>
          </table:table-cell>
          <table:table-cell table:style-name="Tabella4.B2" office:value-type="string">
            <text:p text:style-name="P20">ashe</text:p>
          </table:table-cell>
        </table:table-row>
        <table:table-row table:style-name="TableLine2003103309728">
          <table:table-cell table:style-name="Tabella4.A2" office:value-type="string">
            <text:p text:style-name="P19">Moral of the story</text:p>
          </table:table-cell>
          <table:table-cell table:style-name="Tabella4.B2" office:value-type="string">
            <text:p text:style-name="P20">ashe</text:p>
          </table:table-cell>
        </table:table-row>
        <table:table-row table:style-name="TableLine2003103306464">
          <table:table-cell table:style-name="Tabella4.A2" office:value-type="string">
            <text:p text:style-name="P19">We get high</text:p>
          </table:table-cell>
          <table:table-cell table:style-name="Tabella4.B2" office:value-type="string">
            <text:p text:style-name="P20">ashe</text:p>
          </table:table-cell>
        </table:table-row>
        <table:table-row table:style-name="TableLine2003103307008">
          <table:table-cell table:style-name="Tabella4.A2" office:value-type="string">
            <text:p text:style-name="P19">Monster</text:p>
          </table:table-cell>
          <table:table-cell table:style-name="Tabella4.B2" office:value-type="string">
            <text:p text:style-name="P19">Adventure time</text:p>
          </table:table-cell>
        </table:table-row>
        <table:table-row table:style-name="TableLine2003103307280">
          <table:table-cell table:style-name="Tabella4.A2" office:value-type="string">
            <text:p text:style-name="P19">Il filo rosso</text:p>
          </table:table-cell>
          <table:table-cell table:style-name="Tabella4.B2" office:value-type="string">
            <text:p text:style-name="P19">Alfa</text:p>
          </table:table-cell>
        </table:table-row>
        <table:table-row table:style-name="TableLine2003103307824">
          <table:table-cell table:style-name="Tabella4.A2" office:value-type="string">
            <text:p text:style-name="P19">Gives you hell</text:p>
          </table:table-cell>
          <table:table-cell table:style-name="Tabella4.B2" office:value-type="string">
            <text:p text:style-name="P19">The all-american rejects</text:p>
          </table:table-cell>
        </table:table-row>
        <table:table-row table:style-name="TableLine2003103310272">
          <table:table-cell table:style-name="Tabella4.A2" office:value-type="string">
            <text:p text:style-name="P19">voila</text:p>
          </table:table-cell>
          <table:table-cell table:style-name="Tabella4.B2" office:value-type="string">
            <text:p text:style-name="P19">Barbara pravi</text:p>
          </table:table-cell>
        </table:table-row>
        <table:table-row table:style-name="TableLine2003103314080">
          <table:table-cell table:style-name="Tabella4.A2" office:value-type="string">
            <text:p text:style-name="P19">IDGAF</text:p>
          </table:table-cell>
          <table:table-cell table:style-name="Tabella4.B2" office:value-type="string">
            <text:p text:style-name="P19">Boywithuke, backbear</text:p>
          </table:table-cell>
        </table:table-row>
        <table:table-row table:style-name="TableLine2003103309184">
          <table:table-cell table:style-name="Tabella4.A2" office:value-type="string">
            <text:p text:style-name="P19">Turnaround</text:p>
          </table:table-cell>
          <table:table-cell table:style-name="Tabella4.B2" office:value-type="string">
            <text:p text:style-name="P19">Camille</text:p>
          </table:table-cell>
        </table:table-row>
        <table:table-row table:style-name="TableLine2003103314352">
          <table:table-cell table:style-name="Tabella4.A2" office:value-type="string">
            <text:p text:style-name="P19">The morning doesn't want me here</text:p>
          </table:table-cell>
          <table:table-cell table:style-name="Tabella4.B2" office:value-type="string">
            <text:p text:style-name="P19">Caroline ferrarea</text:p>
          </table:table-cell>
        </table:table-row>
        <table:table-row table:style-name="TableLine2003103309456">
          <table:table-cell table:style-name="Tabella4.A2" office:value-type="string">
            <text:p text:style-name="P19">Devil town</text:p>
          </table:table-cell>
          <table:table-cell table:style-name="Tabella4.B2" office:value-type="string">
            <text:p text:style-name="P19">Cavetown</text:p>
          </table:table-cell>
        </table:table-row>
        <table:table-row table:style-name="TableLine2003103310000">
          <table:table-cell table:style-name="Tabella4.A2" office:value-type="string">
            <text:p text:style-name="P21">When you say my name</text:p>
          </table:table-cell>
          <table:table-cell table:style-name="Tabella4.B2" office:value-type="string">
            <text:p text:style-name="P12">Chandler Leighton</text:p>
          </table:table-cell>
        </table:table-row>
        <table:table-row table:style-name="TableLine2003103310544">
          <table:table-cell table:style-name="Tabella4.A2" office:value-type="string">
            <text:p text:style-name="P21">I won't beg for you</text:p>
          </table:table-cell>
          <table:table-cell table:style-name="Tabella4.B2" office:value-type="string">
            <text:p text:style-name="P13">Christian gates</text:p>
          </table:table-cell>
        </table:table-row>
        <table:table-row table:style-name="TableLine2003103311360">
          <table:table-cell table:style-name="Tabella4.A2" office:value-type="string">
            <text:p text:style-name="P21">Sofia</text:p>
          </table:table-cell>
          <table:table-cell table:style-name="Tabella4.B2" office:value-type="string">
            <text:p text:style-name="P13">Clairo</text:p>
          </table:table-cell>
        </table:table-row>
        <table:table-row table:style-name="TableLine2003103311632">
          <table:table-cell table:style-name="Tabella4.A2" office:value-type="string">
            <text:p text:style-name="P21">I hear a symphony</text:p>
          </table:table-cell>
          <table:table-cell table:style-name="Tabella4.B2" office:value-type="string">
            <text:p text:style-name="P13">Cody fry</text:p>
          </table:table-cell>
        </table:table-row>
        <table:table-row table:style-name="TableLine2003103312176">
          <table:table-cell table:style-name="Tabella4.A2" office:value-type="string">
            <text:p text:style-name="P21">City of angels</text:p>
          </table:table-cell>
          <table:table-cell table:style-name="Tabella4.B2" office:value-type="string">
            <text:p text:style-name="P13">Em behold</text:p>
          </table:table-cell>
        </table:table-row>
        <table:table-row table:style-name="TableLine2003103312720">
          <table:table-cell table:style-name="Tabella4.A2" office:value-type="string">
            <text:p text:style-name="P21">Per sentirmi vivo</text:p>
          </table:table-cell>
          <table:table-cell table:style-name="Tabella4.B2" office:value-type="string">
            <text:p text:style-name="P13">Fasma</text:p>
          </table:table-cell>
        </table:table-row>
        <table:table-row table:style-name="TableLine2003103312992">
          <table:table-cell table:style-name="Tabella4.A2" office:value-type="string">
            <text:p text:style-name="P21">Cupid</text:p>
          </table:table-cell>
          <table:table-cell table:style-name="Tabella4.B2" office:value-type="string">
            <text:p text:style-name="P13">Fiftyfifty</text:p>
          </table:table-cell>
        </table:table-row>
        <table:table-row table:style-name="TableLine2003103313264">
          <table:table-cell table:style-name="Tabella4.A2" office:value-type="string">
            <text:p text:style-name="P21">Fly me to the moon</text:p>
          </table:table-cell>
          <table:table-cell table:style-name="Tabella4.B2" office:value-type="string">
            <text:p text:style-name="P13">Joytastitc sara</text:p>
          </table:table-cell>
        </table:table-row>
        <table:table-row table:style-name="TableLine2003103313808">
          <table:table-cell table:style-name="Tabella4.A2" office:value-type="string">
            <text:p text:style-name="P21">Die with a smile</text:p>
          </table:table-cell>
          <table:table-cell table:style-name="Tabella4.B2" office:value-type="string">
            <text:p text:style-name="P13">Lady gaga</text:p>
          </table:table-cell>
        </table:table-row>
        <table:table-row table:style-name="TableLine2003103314624">
          <table:table-cell table:style-name="Tabella4.A2" office:value-type="string">
            <text:p text:style-name="P21">Diet mountain dew</text:p>
          </table:table-cell>
          <table:table-cell table:style-name="Tabella4.B2" office:value-type="string">
            <text:p text:style-name="P13">Lana del rey</text:p>
          </table:table-cell>
        </table:table-row>
        <table:table-row table:style-name="TableLine2003103321968">
          <table:table-cell table:style-name="Tabella4.A2" office:value-type="string">
            <text:p text:style-name="P21">From the start</text:p>
          </table:table-cell>
          <table:table-cell table:style-name="Tabella4.B2" office:value-type="string">
            <text:p text:style-name="P13">Laufey</text:p>
          </table:table-cell>
        </table:table-row>
        <table:table-row table:style-name="TableLine2003103321696">
          <table:table-cell table:style-name="Tabella4.A2" office:value-type="string">
            <text:p text:style-name="P21">U turn me on but you give me depression</text:p>
          </table:table-cell>
          <table:table-cell table:style-name="Tabella4.B2" office:value-type="string">
            <text:p text:style-name="P13">LOLO</text:p>
          </table:table-cell>
        </table:table-row>
        <table:table-row table:style-name="TableLine2003103327680">
          <table:table-cell table:style-name="Tabella4.A2" office:value-type="string">
            <text:p text:style-name="P21">Happier then everr</text:p>
          </table:table-cell>
          <table:table-cell table:style-name="Tabella4.B2" office:value-type="string">
            <text:p text:style-name="P13">Loveless</text:p>
          </table:table-cell>
        </table:table-row>
        <table:table-row table:style-name="TableLine2003103332032">
          <table:table-cell table:style-name="Tabella4.A2" office:value-type="string">
            <text:p text:style-name="P21">The alternative</text:p>
          </table:table-cell>
          <table:table-cell table:style-name="Tabella4.B2" office:value-type="string">
            <text:p text:style-name="P13">Lynn lapid</text:p>
          </table:table-cell>
        </table:table-row>
        <table:table-row table:style-name="TableLine2003103320608">
          <table:table-cell table:style-name="Tabella4.A2" office:value-type="string">
            <text:p text:style-name="P21">Reckless</text:p>
          </table:table-cell>
          <table:table-cell table:style-name="Tabella4.B2" office:value-type="string">
            <text:p text:style-name="P13">Madison beer</text:p>
          </table:table-cell>
        </table:table-row>
        <table:table-row table:style-name="TableLine2003103321424">
          <table:table-cell table:style-name="Tabella4.A2" office:value-type="string">
            <text:p text:style-name="P21">Arms tonite</text:p>
          </table:table-cell>
          <table:table-cell table:style-name="Tabella4.B2" office:value-type="string">
            <text:p text:style-name="P13">Mother mother</text:p>
          </table:table-cell>
        </table:table-row>
        <table:table-row table:style-name="TableLine2003103332576">
          <table:table-cell table:style-name="Tabella4.A2" office:value-type="string">
            <text:p text:style-name="P21">Die first</text:p>
          </table:table-cell>
          <table:table-cell table:style-name="Tabella4.B2" office:value-type="string">
            <text:p text:style-name="P13">Nessa barret</text:p>
          </table:table-cell>
        </table:table-row>
        <table:table-row table:style-name="TableLine2003103325232">
          <table:table-cell table:style-name="Tabella4.A2" office:value-type="string">
            <text:p text:style-name="P21">La di die</text:p>
          </table:table-cell>
          <table:table-cell table:style-name="Tabella4.B2" office:value-type="string">
            <text:p text:style-name="P13">Nessa barret</text:p>
          </table:table-cell>
        </table:table-row>
        <text:soft-page-break/>
        <table:table-row table:style-name="TableLine2003103327136">
          <table:table-cell table:style-name="Tabella4.A2" office:value-type="string">
            <text:p text:style-name="P21">Lie</text:p>
          </table:table-cell>
          <table:table-cell table:style-name="Tabella4.B2" office:value-type="string">
            <text:p text:style-name="P13">NF</text:p>
          </table:table-cell>
        </table:table-row>
        <table:table-row table:style-name="TableLine2003103331760">
          <table:table-cell table:style-name="Tabella4.A2" office:value-type="string">
            <text:p text:style-name="P21">Traitor</text:p>
          </table:table-cell>
          <table:table-cell table:style-name="Tabella4.B2" office:value-type="string">
            <text:p text:style-name="P13">Olivia rodrigo</text:p>
          </table:table-cell>
        </table:table-row>
        <table:table-row table:style-name="TableLine2003103322240">
          <table:table-cell table:style-name="Tabella4.A2" office:value-type="string">
            <text:p text:style-name="P21">Deja vu</text:p>
          </table:table-cell>
          <table:table-cell table:style-name="Tabella4.B2" office:value-type="string">
            <text:p text:style-name="P13">Olivia rodrigo</text:p>
          </table:table-cell>
        </table:table-row>
        <table:table-row table:style-name="TableLine2003103320336">
          <table:table-cell table:style-name="Tabella4.A2" office:value-type="string">
            <text:p text:style-name="P21">happier</text:p>
          </table:table-cell>
          <table:table-cell table:style-name="Tabella4.B2" office:value-type="string">
            <text:p text:style-name="P13">Olivia rodrigo</text:p>
          </table:table-cell>
        </table:table-row>
        <table:table-row table:style-name="TableLine2003103329312">
          <table:table-cell table:style-name="Tabella4.A2" office:value-type="string">
            <text:p text:style-name="P21">MESS</text:p>
          </table:table-cell>
          <table:table-cell table:style-name="Tabella4.B2" office:value-type="string">
            <text:p text:style-name="P13">PEGGY</text:p>
          </table:table-cell>
        </table:table-row>
        <table:table-row table:style-name="TableLine2003103333120">
          <table:table-cell table:style-name="Tabella4.A2" office:value-type="string">
            <text:p text:style-name="P21">Ceux qui revent</text:p>
          </table:table-cell>
          <table:table-cell table:style-name="Tabella4.B2" office:value-type="string">
            <text:p text:style-name="P13">Pomme</text:p>
          </table:table-cell>
        </table:table-row>
        <table:table-row table:style-name="TableLine2003103320880">
          <table:table-cell table:style-name="Tabella4.A2" office:value-type="string">
            <text:p text:style-name="P21">Somewhere only we know</text:p>
          </table:table-cell>
          <table:table-cell table:style-name="Tabella4.B2" office:value-type="string">
            <text:p text:style-name="P13">Rhianne</text:p>
          </table:table-cell>
        </table:table-row>
        <table:table-row table:style-name="TableLine2003103323056">
          <table:table-cell table:style-name="Tabella4.A2" office:value-type="string">
            <text:p text:style-name="P21">Line without a hook</text:p>
          </table:table-cell>
          <table:table-cell table:style-name="Tabella4.B2" office:value-type="string">
            <text:p text:style-name="P13">Ricky montgomery</text:p>
          </table:table-cell>
        </table:table-row>
        <table:table-row table:style-name="TableLine2003103332304">
          <table:table-cell table:style-name="Tabella4.A2" office:value-type="string">
            <text:p text:style-name="P21">As the world caves in</text:p>
          </table:table-cell>
          <table:table-cell table:style-name="Tabella4.B2" office:value-type="string">
            <text:p text:style-name="P13">Sarah cothran</text:p>
          </table:table-cell>
        </table:table-row>
        <table:table-row table:style-name="TableLine2003103332848">
          <table:table-cell table:style-name="Tabella4.A2" office:value-type="string">
            <text:p text:style-name="P21">Dancing with your ghost</text:p>
          </table:table-cell>
          <table:table-cell table:style-name="Tabella4.B2" office:value-type="string">
            <text:p text:style-name="P13">Sasha alex sloan</text:p>
          </table:table-cell>
        </table:table-row>
        <table:table-row table:style-name="TableLine2003103328496">
          <table:table-cell table:style-name="Tabella4.A2" office:value-type="string">
            <text:p text:style-name="P21">The zombie song</text:p>
          </table:table-cell>
          <table:table-cell table:style-name="Tabella4.B2" office:value-type="string">
            <text:p text:style-name="P13">Stephanie mabey</text:p>
          </table:table-cell>
        </table:table-row>
        <table:table-row table:style-name="TableLine2003103331488">
          <table:table-cell table:style-name="Tabella4.A2" office:value-type="string">
            <text:p text:style-name="P21">Virtual love</text:p>
          </table:table-cell>
          <table:table-cell table:style-name="Tabella4.B2" office:value-type="string">
            <text:p text:style-name="P13">Tanin jazz</text:p>
          </table:table-cell>
        </table:table-row>
        <table:table-row table:style-name="TableLine2003103331216">
          <table:table-cell table:style-name="Tabella4.A2" office:value-type="string">
            <text:p text:style-name="P21">Smile</text:p>
          </table:table-cell>
          <table:table-cell table:style-name="Tabella4.B2" office:value-type="string">
            <text:p text:style-name="P13">Ukuletea</text:p>
          </table:table-cell>
        </table:table-row>
        <table:table-row table:style-name="TableLine2003103326864">
          <table:table-cell table:style-name="Tabella4.A2" office:value-type="string">
            <text:p text:style-name="P22">UWU</text:p>
          </table:table-cell>
          <table:table-cell table:style-name="Tabella4.B2" office:value-type="string">
            <text:p text:style-name="P22">chevy</text:p>
          </table:table-cell>
        </table:table-row>
      </table:table>
      <text:p text:style-name="P4"/>
      <table:table table:name="Tabella3" table:style-name="Tabella3">
        <table:table-column table:style-name="Tabella3.A"/>
        <table:table-column table:style-name="Tabella3.B"/>
        <table:table-row table:style-name="TableLine2003103304288">
          <table:table-cell table:style-name="Tabella3.A1" table:number-columns-spanned="2" office:value-type="string">
            <text:p text:style-name="P36">Personal Shit</text:p>
          </table:table-cell>
          <table:covered-table-cell/>
        </table:table-row>
        <table:table-row table:style-name="TableLine2003103322512">
          <table:table-cell table:style-name="Tabella3.A2" office:value-type="string">
            <text:p text:style-name="P25">Title</text:p>
          </table:table-cell>
          <table:table-cell table:style-name="Tabella3.B2" office:value-type="string">
            <text:p text:style-name="P25">author</text:p>
          </table:table-cell>
        </table:table-row>
        <table:table-row table:style-name="TableLine2003103317344">
          <table:table-cell table:style-name="Tabella3.A2" office:value-type="string">
            <text:p text:style-name="P26">Piccola anima</text:p>
          </table:table-cell>
          <table:table-cell table:style-name="Tabella3.B2" office:value-type="string">
            <text:p text:style-name="P26">Elisa, ernal meta</text:p>
          </table:table-cell>
        </table:table-row>
        <table:table-row table:style-name="TableLine2003103316800">
          <table:table-cell table:style-name="Tabella3.A2" office:value-type="string">
            <text:p text:style-name="P26">Survive (ban rap)</text:p>
          </table:table-cell>
          <table:table-cell table:style-name="Tabella3.B2" office:value-type="string">
            <text:p text:style-name="P26">rustage</text:p>
          </table:table-cell>
        </table:table-row>
        <table:table-row table:style-name="TableLine2003103325504">
          <table:table-cell table:style-name="Tabella3.A2" office:value-type="string">
            <text:p text:style-name="P26">Moral of the story</text:p>
          </table:table-cell>
          <table:table-cell table:style-name="Tabella3.B2" office:value-type="string">
            <text:p text:style-name="P26">ashe</text:p>
          </table:table-cell>
        </table:table-row>
        <table:table-row table:style-name="TableLine2003103317072">
          <table:table-cell table:style-name="Tabella3.A2" office:value-type="string">
            <text:p text:style-name="P26">Save myself</text:p>
          </table:table-cell>
          <table:table-cell table:style-name="Tabella3.B2" office:value-type="string">
            <text:p text:style-name="P26">ashe</text:p>
          </table:table-cell>
        </table:table-row>
        <table:table-row table:style-name="TableLine2003103323328">
          <table:table-cell table:style-name="Tabella3.A2" office:value-type="string">
            <text:p text:style-name="P26">Hold on</text:p>
          </table:table-cell>
          <table:table-cell table:style-name="Tabella3.B2" office:value-type="string">
            <text:p text:style-name="P26">Chord overstreet</text:p>
          </table:table-cell>
        </table:table-row>
        <table:table-row table:style-name="TableLine2003103319520">
          <table:table-cell table:style-name="Tabella3.A2" office:value-type="string">
            <text:p text:style-name="P26">A thousand years</text:p>
          </table:table-cell>
          <table:table-cell table:style-name="Tabella3.B2" office:value-type="string">
            <text:p text:style-name="P26">Christina perri</text:p>
          </table:table-cell>
        </table:table-row>
        <table:table-row table:style-name="TableLine2003103323600">
          <table:table-cell table:style-name="Tabella3.A2" office:value-type="string">
            <text:p text:style-name="P26">Just a dream</text:p>
          </table:table-cell>
          <table:table-cell table:style-name="Tabella3.B2" office:value-type="string">
            <text:p text:style-name="P26">Kurt hugo</text:p>
          </table:table-cell>
        </table:table-row>
        <table:table-row table:style-name="TableLine2003103325776">
          <table:table-cell table:style-name="Tabella3.A2" office:value-type="string">
            <text:p text:style-name="P26">Something just like this</text:p>
          </table:table-cell>
          <table:table-cell table:style-name="Tabella3.B2" office:value-type="string">
            <text:p text:style-name="P26">The chainsmokers</text:p>
          </table:table-cell>
        </table:table-row>
        <table:table-row table:style-name="TableLine2003103317616">
          <table:table-cell table:style-name="Tabella3.A2" office:value-type="string">
            <text:p text:style-name="P26">Soli (assieme)</text:p>
          </table:table-cell>
          <table:table-cell table:style-name="Tabella3.B2" office:value-type="string">
            <text:p text:style-name="P26">Emis killa</text:p>
          </table:table-cell>
        </table:table-row>
        <table:table-row table:style-name="TableLine2003103323872">
          <table:table-cell table:style-name="Tabella3.A2" office:value-type="string">
            <text:p text:style-name="P26">This letter i write</text:p>
          </table:table-cell>
          <table:table-cell table:style-name="Tabella3.B2" office:value-type="string">
            <text:p text:style-name="P26">Verum</text:p>
          </table:table-cell>
        </table:table-row>
        <table:table-row table:style-name="TableLine2003103319248">
          <table:table-cell table:style-name="Tabella3.A2" office:value-type="string">
            <text:p text:style-name="P26">I think I'm in love</text:p>
          </table:table-cell>
          <table:table-cell table:style-name="Tabella3.B2" office:value-type="string">
            <text:p text:style-name="P26">Kat dahlia</text:p>
          </table:table-cell>
        </table:table-row>
        <table:table-row table:style-name="TableLine2003103317888">
          <table:table-cell table:style-name="Tabella3.A2" office:value-type="string">
            <text:p text:style-name="P26">Idfc</text:p>
          </table:table-cell>
          <table:table-cell table:style-name="Tabella3.B2" office:value-type="string">
            <text:p text:style-name="P26">blackbear</text:p>
          </table:table-cell>
        </table:table-row>
        <table:table-row table:style-name="TableLine2003103326320">
          <table:table-cell table:style-name="Tabella3.A2" office:value-type="string">
            <text:p text:style-name="P26">Sangue di drago</text:p>
          </table:table-cell>
          <table:table-cell table:style-name="Tabella3.B2" office:value-type="string">
            <text:p text:style-name="P26">rancore</text:p>
          </table:table-cell>
        </table:table-row>
        <table:table-row table:style-name="TableLine2003103319792">
          <table:table-cell table:style-name="Tabella3.A2" office:value-type="string">
            <text:p text:style-name="P26">Perfetti sconosciuti</text:p>
          </table:table-cell>
          <table:table-cell table:style-name="Tabella3.B2" office:value-type="string">
            <text:p text:style-name="P26">mose</text:p>
          </table:table-cell>
        </table:table-row>
        <table:table-row table:style-name="TableLine2003103318160">
          <table:table-cell table:style-name="Tabella3.A2" office:value-type="string">
            <text:p text:style-name="P26">È solo rock</text:p>
          </table:table-cell>
          <table:table-cell table:style-name="Tabella3.B2" office:value-type="string">
            <text:p text:style-name="P26">OneKol</text:p>
          </table:table-cell>
        </table:table-row>
        <table:table-row table:style-name="TableLine2003103320064">
          <table:table-cell table:style-name="Tabella3.A2" office:value-type="string">
            <text:p text:style-name="P26">Numb little bug</text:p>
          </table:table-cell>
          <table:table-cell table:style-name="Tabella3.B2" office:value-type="string">
            <text:p text:style-name="P26">Em behld</text:p>
          </table:table-cell>
        </table:table-row>
        <table:table-row table:style-name="TableLine2003103318432">
          <table:table-cell table:style-name="Tabella3.A2" office:value-type="string">
            <text:p text:style-name="P26">Parlami</text:p>
          </table:table-cell>
          <table:table-cell table:style-name="Tabella3.B2" office:value-type="string">
            <text:p text:style-name="P26">Mezzosangue</text:p>
          </table:table-cell>
        </table:table-row>
        <table:table-row table:style-name="TableLine2003103318704">
          <table:table-cell table:style-name="Tabella3.A2" office:value-type="string">
            <text:p text:style-name="P26">Non voglio morire</text:p>
          </table:table-cell>
          <table:table-cell table:style-name="Tabella3.B2" office:value-type="string">
            <text:p text:style-name="P26">Mostro</text:p>
          </table:table-cell>
        </table:table-row>
        <table:table-row table:style-name="TableLine2003103328224">
          <table:table-cell table:style-name="Tabella3.A2" office:value-type="string">
            <text:p text:style-name="P26">Sabato sera</text:p>
          </table:table-cell>
          <table:table-cell table:style-name="Tabella3.B2" office:value-type="string">
            <text:p text:style-name="P27">Mostro</text:p>
          </table:table-cell>
        </table:table-row>
        <table:table-row table:style-name="TableLine2003103318976">
          <table:table-cell table:style-name="Tabella3.A2" office:value-type="string">
            <text:p text:style-name="P26">Smile</text:p>
          </table:table-cell>
          <table:table-cell table:style-name="Tabella3.B2" office:value-type="string">
            <text:p text:style-name="P26">Ukuletea</text:p>
          </table:table-cell>
        </table:table-row>
        <table:table-row table:style-name="TableLine2003103329040">
          <table:table-cell table:style-name="Tabella3.A2" office:value-type="string">
            <text:p text:style-name="P26">It's not so bad</text:p>
          </table:table-cell>
          <table:table-cell table:style-name="Tabella3.B2" office:value-type="string">
            <text:p text:style-name="P26">Sabrina gomes</text:p>
          </table:table-cell>
        </table:table-row>
        <table:table-row table:style-name="TableLine2003103324144">
          <table:table-cell table:style-name="Tabella3.A2" office:value-type="string">
            <text:p text:style-name="P26">Reckles</text:p>
          </table:table-cell>
          <table:table-cell table:style-name="Tabella3.B2" office:value-type="string">
            <text:p text:style-name="P26">Madison beer</text:p>
          </table:table-cell>
        </table:table-row>
        <table:table-row table:style-name="TableLine2003103326048">
          <table:table-cell table:style-name="Tabella3.A2" office:value-type="string">
            <text:p text:style-name="P26">Die first</text:p>
          </table:table-cell>
          <table:table-cell table:style-name="Tabella3.B2" office:value-type="string">
            <text:p text:style-name="P26">Nessa berret</text:p>
          </table:table-cell>
        </table:table-row>
        <table:table-row table:style-name="TableLine2003103324416">
          <table:table-cell table:style-name="Tabella3.A2" office:value-type="string">
            <text:p text:style-name="P26">Dancing with your ghost</text:p>
          </table:table-cell>
          <table:table-cell table:style-name="Tabella3.B2" office:value-type="string">
            <text:p text:style-name="P26">Sasha alex sloan</text:p>
          </table:table-cell>
        </table:table-row>
        <table:table-row table:style-name="TableLine2003103324688">
          <table:table-cell table:style-name="Tabella3.A2" office:value-type="string">
            <text:p text:style-name="P26">Lost boy</text:p>
          </table:table-cell>
          <table:table-cell table:style-name="Tabella3.B2" office:value-type="string">
            <text:p text:style-name="P26">Ruth B.</text:p>
          </table:table-cell>
        </table:table-row>
      </table:table>
      <text:p text:style-name="P4"/>
      <table:table table:name="Tabella5" table:style-name="Tabella5">
        <table:table-column table:style-name="Tabella5.A"/>
        <table:table-column table:style-name="Tabella5.B"/>
        <table:table-row table:style-name="TableLine2003103326592">
          <table:table-cell table:style-name="Tabella5.A1" table:number-columns-spanned="2" office:value-type="string">
            <text:p text:style-name="P33">blue</text:p>
          </table:table-cell>
          <table:covered-table-cell/>
        </table:table-row>
        <table:table-row table:style-name="TableLine2003103324960">
          <table:table-cell table:style-name="Tabella5.A2" office:value-type="string">
            <text:p text:style-name="P33">Title</text:p>
          </table:table-cell>
          <table:table-cell table:style-name="Tabella5.B2" office:value-type="string">
            <text:p text:style-name="P33">author</text:p>
          </table:table-cell>
        </table:table-row>
        <table:table-row table:style-name="TableLine2003103329856">
          <table:table-cell table:style-name="Tabella5.A2" office:value-type="string">
            <text:p text:style-name="P32">Be alright</text:p>
          </table:table-cell>
          <table:table-cell table:style-name="Tabella5.B2" office:value-type="string">
            <text:p text:style-name="P32">Dean lewis</text:p>
          </table:table-cell>
        </table:table-row>
        <table:table-row table:style-name="TableLine2003103330128">
          <table:table-cell table:style-name="Tabella5.A2" office:value-type="string">
            <text:p text:style-name="P32">Say something</text:p>
          </table:table-cell>
          <table:table-cell table:style-name="Tabella5.B2" office:value-type="string">
            <text:p text:style-name="P32">A great big world</text:p>
          </table:table-cell>
        </table:table-row>
        <table:table-row table:style-name="TableLine2003103330400">
          <table:table-cell table:style-name="Tabella5.A2" office:value-type="string">
            <text:p text:style-name="P32">When the party is over</text:p>
          </table:table-cell>
          <table:table-cell table:style-name="Tabella5.B2" office:value-type="string">
            <text:p text:style-name="P32">Billie eilish</text:p>
          </table:table-cell>
        </table:table-row>
        <table:table-row table:style-name="TableLine2003103330672">
          <table:table-cell table:style-name="Tabella5.A2" office:value-type="string">
            <text:p text:style-name="P32">Let you down</text:p>
          </table:table-cell>
          <table:table-cell table:style-name="Tabella5.B2" office:value-type="string">
            <text:p text:style-name="P32">NF</text:p>
          </table:table-cell>
        </table:table-row>
        <table:table-row table:style-name="TableLine2003103335296">
          <table:table-cell table:style-name="Tabella5.A2" office:value-type="string">
            <text:p text:style-name="P32">Little do you know</text:p>
          </table:table-cell>
          <table:table-cell table:style-name="Tabella5.B2" office:value-type="string">
            <text:p text:style-name="P32">Alex &amp; sierra</text:p>
          </table:table-cell>
        </table:table-row>
        <table:table-row table:style-name="TableLine2003103342640">
          <table:table-cell table:style-name="Tabella5.A2" office:value-type="string">
            <text:p text:style-name="P32">Let me down slowly</text:p>
          </table:table-cell>
          <table:table-cell table:style-name="Tabella5.B2" office:value-type="string">
            <text:p text:style-name="P32">Alec benjamin</text:p>
          </table:table-cell>
        </table:table-row>
        <table:table-row table:style-name="TableLine2003103346176">
          <table:table-cell table:style-name="Tabella5.A2" office:value-type="string">
            <text:p text:style-name="P32">Sad song</text:p>
          </table:table-cell>
          <table:table-cell table:style-name="Tabella5.B2" office:value-type="string">
            <text:p text:style-name="P32">We the kings</text:p>
          </table:table-cell>
        </table:table-row>
        <table:table-row table:style-name="TableLine2003103336656">
          <table:table-cell table:style-name="Tabella5.A2" office:value-type="string">
            <text:p text:style-name="P32">Moral of the story</text:p>
          </table:table-cell>
          <table:table-cell table:style-name="Tabella5.B2" office:value-type="string">
            <text:p text:style-name="P32">Ashe</text:p>
          </table:table-cell>
        </table:table-row>
        <table:table-row table:style-name="TableLine2003103340464">
          <table:table-cell table:style-name="Tabella5.A2" office:value-type="string">
            <text:p text:style-name="P32">Another empty bottle</text:p>
          </table:table-cell>
          <table:table-cell table:style-name="Tabella5.B2" office:value-type="string">
            <text:p text:style-name="P32">Katy McAllister</text:p>
          </table:table-cell>
        </table:table-row>
        <table:table-row table:style-name="TableLine2003103341280">
          <table:table-cell table:style-name="Tabella5.A2" office:value-type="string">
            <text:p text:style-name="P32">Am I supposed to apologize?</text:p>
          </table:table-cell>
          <table:table-cell table:style-name="Tabella5.B2" office:value-type="string">
            <text:p text:style-name="P32">Maria Mena</text:p>
          </table:table-cell>
        </table:table-row>
        <table:table-row table:style-name="TableLine2003103335568">
          <table:table-cell table:style-name="Tabella5.A2" office:value-type="string">
            <text:p text:style-name="P32">Overwhelmed</text:p>
          </table:table-cell>
          <table:table-cell table:style-name="Tabella5.B2" office:value-type="string">
            <text:p text:style-name="P32">Royal &amp; the serpent</text:p>
          </table:table-cell>
        </table:table-row>
        <table:table-row table:style-name="TableLine2003103339104">
          <table:table-cell table:style-name="Tabella5.A2" office:value-type="string">
            <text:p text:style-name="P32">Welcome to my life</text:p>
          </table:table-cell>
          <table:table-cell table:style-name="Tabella5.B2" office:value-type="string">
            <text:p text:style-name="P32">Abandonig sunday</text:p>
          </table:table-cell>
        </table:table-row>
        <table:table-row table:style-name="TableLine2003103342912">
          <table:table-cell table:style-name="Tabella5.A2" office:value-type="string">
            <text:p text:style-name="P32">I scare myself</text:p>
          </table:table-cell>
          <table:table-cell table:style-name="Tabella5.B2" office:value-type="string">
            <text:p text:style-name="P32">Beth crowley</text:p>
          </table:table-cell>
        </table:table-row>
        <table:table-row table:style-name="TableLine2003103336928">
          <table:table-cell table:style-name="Tabella5.A2" office:value-type="string">
            <text:p text:style-name="P32">Let it die</text:p>
          </table:table-cell>
          <table:table-cell table:style-name="Tabella5.B2" office:value-type="string">
            <text:p text:style-name="P32">Rival</text:p>
          </table:table-cell>
        </table:table-row>
        <table:table-row table:style-name="TableLine2003103339376">
          <table:table-cell table:style-name="Tabella5.A2" office:value-type="string">
            <text:p text:style-name="P32">I’m a mess</text:p>
          </table:table-cell>
          <table:table-cell table:style-name="Tabella5.B2" office:value-type="string">
            <text:p text:style-name="P32">Bebe Rexha</text:p>
          </table:table-cell>
        </table:table-row>
        <table:table-row table:style-name="TableLine2003103341552">
          <table:table-cell table:style-name="Tabella5.A2" office:value-type="string">
            <text:p text:style-name="P32">Sorry</text:p>
          </table:table-cell>
          <table:table-cell table:style-name="Tabella5.B2" office:value-type="string">
            <text:p text:style-name="P32">Halsey</text:p>
          </table:table-cell>
        </table:table-row>
        <table:table-row table:style-name="TableLine2003103344544">
          <table:table-cell table:style-name="Tabella5.A2" office:value-type="string">
            <text:p text:style-name="P32">Silent scream</text:p>
          </table:table-cell>
          <table:table-cell table:style-name="Tabella5.B2" office:value-type="string">
            <text:p text:style-name="P32">Anna blue</text:p>
          </table:table-cell>
        </table:table-row>
        <table:table-row table:style-name="TableLine2003103339920">
          <table:table-cell table:style-name="Tabella5.A2" office:value-type="string">
            <text:p text:style-name="P32">When she cries</text:p>
          </table:table-cell>
          <table:table-cell table:style-name="Tabella5.B2" office:value-type="string">
            <text:p text:style-name="P32">Britt nicole</text:p>
          </table:table-cell>
        </table:table-row>
        <table:table-row table:style-name="TableLine2003103346448">
          <table:table-cell table:style-name="Tabella5.A2" office:value-type="string">
            <text:p text:style-name="P32">Unbreakable</text:p>
          </table:table-cell>
          <table:table-cell table:style-name="Tabella5.B2" office:value-type="string">
            <text:p text:style-name="P32">Faydee</text:p>
          </table:table-cell>
        </table:table-row>
        <table:table-row table:style-name="TableLine2003103338288">
          <table:table-cell table:style-name="Tabella5.A2" office:value-type="string">
            <text:p text:style-name="P32">Undo</text:p>
          </table:table-cell>
          <table:table-cell table:style-name="Tabella5.B2" office:value-type="string">
            <text:p text:style-name="P32">Sanna nielsen</text:p>
          </table:table-cell>
        </table:table-row>
        <table:table-row table:style-name="TableLine2003103343184">
          <table:table-cell table:style-name="Tabella5.A2" office:value-type="string">
            <text:p text:style-name="P32">Please don’t cut</text:p>
          </table:table-cell>
          <table:table-cell table:style-name="Tabella5.B2" office:value-type="string">
            <text:p text:style-name="P32">Mikelwj</text:p>
          </table:table-cell>
        </table:table-row>
        <table:table-row table:style-name="TableLine2003103345904">
          <table:table-cell table:style-name="Tabella5.A2" office:value-type="string">
            <text:p text:style-name="P32">Self control</text:p>
          </table:table-cell>
          <table:table-cell table:style-name="Tabella5.B2" office:value-type="string">
            <text:p text:style-name="P32">Bebe rexha</text:p>
          </table:table-cell>
        </table:table-row>
        <table:table-row table:style-name="TableLine2003103344816">
          <table:table-cell table:style-name="Tabella5.A2" office:value-type="string">
            <text:p text:style-name="P32">Princess don’t cry</text:p>
          </table:table-cell>
          <table:table-cell table:style-name="Tabella5.B2" office:value-type="string">
            <text:p text:style-name="P32">Carys</text:p>
          </table:table-cell>
        </table:table-row>
        <table:table-row table:style-name="TableLine2003103335840">
          <table:table-cell table:style-name="Tabella5.A2" office:value-type="string">
            <text:p text:style-name="P34">If we have each other</text:p>
          </table:table-cell>
          <table:table-cell table:style-name="Tabella5.B2" office:value-type="string">
            <text:p text:style-name="P34">Alec benjamin</text:p>
          </table:table-cell>
        </table:table-row>
        <table:table-row table:style-name="TableLine2003103345088">
          <table:table-cell table:style-name="Tabella5.A2" office:value-type="string">
            <text:p text:style-name="P34">I scare myself</text:p>
          </table:table-cell>
          <table:table-cell table:style-name="Tabella5.B2" office:value-type="string">
            <text:p text:style-name="P34">Beth crowley</text:p>
          </table:table-cell>
        </table:table-row>
        <table:table-row table:style-name="TableLine2003103338832">
          <table:table-cell table:style-name="Tabella5.A2" office:value-type="string">
            <text:p text:style-name="P34">Hate me</text:p>
          </table:table-cell>
          <table:table-cell table:style-name="Tabella5.B2" office:value-type="string">
            <text:p text:style-name="P34">Eurielle</text:p>
          </table:table-cell>
        </table:table-row>
        <table:table-row table:style-name="TableLine2003103336112">
          <table:table-cell table:style-name="Tabella5.A2" office:value-type="string">
            <text:p text:style-name="P34">Come little children</text:p>
          </table:table-cell>
          <table:table-cell table:style-name="Tabella5.B2" office:value-type="string">
            <text:p text:style-name="P34">Erutan</text:p>
          </table:table-cell>
        </table:table-row>
        <table:table-row table:style-name="TableLine2003103336384">
          <table:table-cell table:style-name="Tabella5.A2" office:value-type="string">
            <text:p text:style-name="P34">You don’t know</text:p>
          </table:table-cell>
          <table:table-cell table:style-name="Tabella5.B2" office:value-type="string">
            <text:p text:style-name="P34">Katlyn tarver</text:p>
          </table:table-cell>
        </table:table-row>
        <table:table-row table:style-name="TableLine2003103334480">
          <table:table-cell table:style-name="Tabella5.A2" office:value-type="string">
            <text:p text:style-name="P34">After the heartbreak</text:p>
          </table:table-cell>
          <table:table-cell table:style-name="Tabella5.B2" office:value-type="string">
            <text:p text:style-name="P34">Brielle von hugel</text:p>
          </table:table-cell>
        </table:table-row>
        <table:table-row table:style-name="TableLine2003103338560">
          <table:table-cell table:style-name="Tabella5.A2" office:value-type="string">
            <text:p text:style-name="P34">Lost my mind</text:p>
          </table:table-cell>
          <table:table-cell table:style-name="Tabella5.B2" office:value-type="string">
            <text:p text:style-name="P34">Alice kristiansen</text:p>
          </table:table-cell>
        </table:table-row>
        <table:table-row table:style-name="TableLine2003103334208">
          <table:table-cell table:style-name="Tabella5.A2" office:value-type="string">
            <text:p text:style-name="P34">Who you are</text:p>
          </table:table-cell>
          <table:table-cell table:style-name="Tabella5.B2" office:value-type="string">
            <text:p text:style-name="P34">Kurt hugo schenider</text:p>
          </table:table-cell>
        </table:table-row>
        <table:table-row table:style-name="TableLine2003103346720">
          <table:table-cell table:style-name="Tabella5.A2" office:value-type="string">
            <text:p text:style-name="P34">Hurts like hell</text:p>
          </table:table-cell>
          <table:table-cell table:style-name="Tabella5.B2" office:value-type="string">
            <text:p text:style-name="P34">Fleurie</text:p>
          </table:table-cell>
        </table:table-row>
        <table:table-row table:style-name="TableLine2003103343456">
          <table:table-cell table:style-name="Tabella5.A2" office:value-type="string">
            <text:p text:style-name="P34">King</text:p>
          </table:table-cell>
          <table:table-cell table:style-name="Tabella5.B2" office:value-type="string">
            <text:p text:style-name="P34">Lauren aquilina</text:p>
          </table:table-cell>
        </table:table-row>
        <table:table-row table:style-name="TableLine2003103346992">
          <table:table-cell table:style-name="Tabella5.A2" office:value-type="string">
            <text:p text:style-name="P34">Survive</text:p>
          </table:table-cell>
          <table:table-cell table:style-name="Tabella5.B2" office:value-type="string">
            <text:p text:style-name="P34">Rustage</text:p>
          </table:table-cell>
        </table:table-row>
        <text:soft-page-break/>
        <table:table-row table:style-name="TableLine2003103337744">
          <table:table-cell table:style-name="Tabella5.A2" office:value-type="string">
            <text:p text:style-name="P34">The hate inside</text:p>
          </table:table-cell>
          <table:table-cell table:style-name="Tabella5.B2" office:value-type="string">
            <text:p text:style-name="P34">Tommee profitt</text:p>
          </table:table-cell>
        </table:table-row>
        <table:table-row table:style-name="TableLine2003103338016">
          <table:table-cell table:style-name="Tabella5.A2" office:value-type="string">
            <text:p text:style-name="P34">Army</text:p>
          </table:table-cell>
          <table:table-cell table:style-name="Tabella5.B2" office:value-type="string">
            <text:p text:style-name="P34">Besomorph</text:p>
          </table:table-cell>
        </table:table-row>
        <table:table-row table:style-name="TableLine2003103339648">
          <table:table-cell table:style-name="Tabella5.A2" office:value-type="string">
            <text:p text:style-name="P34">Legends never die</text:p>
          </table:table-cell>
          <table:table-cell table:style-name="Tabella5.B2" office:value-type="string">
            <text:p text:style-name="P34">League of legends</text:p>
          </table:table-cell>
        </table:table-row>
        <table:table-row table:style-name="TableLine2003103345360">
          <table:table-cell table:style-name="Tabella5.A2" office:value-type="string">
            <text:p text:style-name="P34">Warrior</text:p>
          </table:table-cell>
          <table:table-cell table:style-name="Tabella5.B2" office:value-type="string">
            <text:p text:style-name="P34">Beth crowley</text:p>
          </table:table-cell>
        </table:table-row>
        <table:table-row table:style-name="TableLine2003103334752">
          <table:table-cell table:style-name="Tabella5.A2" office:value-type="string">
            <text:p text:style-name="P34">Dinsasty</text:p>
          </table:table-cell>
          <table:table-cell table:style-name="Tabella5.B2" office:value-type="string">
            <text:p text:style-name="P34">MIIA</text:p>
          </table:table-cell>
        </table:table-row>
        <table:table-row table:style-name="TableLine2003103340736">
          <table:table-cell table:style-name="Tabella5.A2" office:value-type="string">
            <text:p text:style-name="P34">Paralyzed</text:p>
          </table:table-cell>
          <table:table-cell table:style-name="Tabella5.B2" office:value-type="string">
            <text:p text:style-name="P34">NF</text:p>
          </table:table-cell>
        </table:table-row>
        <table:table-row table:style-name="TableLine2003103343728">
          <table:table-cell table:style-name="Tabella5.A2" office:value-type="string">
            <text:p text:style-name="P34">Just a dream</text:p>
          </table:table-cell>
          <table:table-cell table:style-name="Tabella5.B2" office:value-type="string">
            <text:p text:style-name="P34">Kurt hugo schenider</text:p>
          </table:table-cell>
        </table:table-row>
        <table:table-row table:style-name="TableLine2003103337200">
          <table:table-cell table:style-name="Tabella5.A2" office:value-type="string">
            <text:p text:style-name="P34">Something just like this</text:p>
          </table:table-cell>
          <table:table-cell table:style-name="Tabella5.B2" office:value-type="string">
            <text:p text:style-name="P34">The chainsmokers</text:p>
          </table:table-cell>
        </table:table-row>
        <table:table-row table:style-name="TableLine2003103337472">
          <table:table-cell table:style-name="Tabella5.A2" office:value-type="string">
            <text:p text:style-name="P34">All your exes</text:p>
          </table:table-cell>
          <table:table-cell table:style-name="Tabella5.B2" office:value-type="string">
            <text:p text:style-name="P34">Julia michaels</text:p>
          </table:table-cell>
        </table:table-row>
        <table:table-row table:style-name="TableLine2003103340192">
          <table:table-cell table:style-name="Tabella5.A2" office:value-type="string">
            <text:p text:style-name="P34">Reckless</text:p>
          </table:table-cell>
          <table:table-cell table:style-name="Tabella5.B2" office:value-type="string">
            <text:p text:style-name="P34">Madison beer</text:p>
          </table:table-cell>
        </table:table-row>
        <table:table-row table:style-name="TableLine2003103345632">
          <table:table-cell table:style-name="Tabella5.A2" office:value-type="string">
            <text:p text:style-name="P34">Love sucks</text:p>
          </table:table-cell>
          <table:table-cell table:style-name="Tabella5.B2" office:value-type="string">
            <text:p text:style-name="P34">Annika wells</text:p>
          </table:table-cell>
        </table:table-row>
        <table:table-row table:style-name="TableLine2003103341008">
          <table:table-cell table:style-name="Tabella5.A2" office:value-type="string">
            <text:p text:style-name="P34">Happier</text:p>
          </table:table-cell>
          <table:table-cell table:style-name="Tabella5.B2" office:value-type="string">
            <text:p text:style-name="P34">Olivia rodrigo</text:p>
          </table:table-cell>
        </table:table-row>
        <table:table-row table:style-name="TableLine2003103341824">
          <table:table-cell table:style-name="Tabella5.A2" office:value-type="string">
            <text:p text:style-name="P34">In the name of love</text:p>
          </table:table-cell>
          <table:table-cell table:style-name="Tabella5.B2" office:value-type="string">
            <text:p text:style-name="P34">Bebe rexha</text:p>
          </table:table-cell>
        </table:table-row>
        <table:table-row table:style-name="TableLine2003103335024">
          <table:table-cell table:style-name="Tabella5.A2" office:value-type="string">
            <text:p text:style-name="P34">Silent scream</text:p>
          </table:table-cell>
          <table:table-cell table:style-name="Tabella5.B2" office:value-type="string">
            <text:p text:style-name="P34">Damine dawn</text:p>
          </table:table-cell>
        </table:table-row>
        <table:table-row table:style-name="TableLine2003103342096">
          <table:table-cell table:style-name="Tabella5.A2" office:value-type="string">
            <text:p text:style-name="P34">Baby don’t cut</text:p>
          </table:table-cell>
          <table:table-cell table:style-name="Tabella5.B2" office:value-type="string">
            <text:p text:style-name="P34">Bmike</text:p>
          </table:table-cell>
        </table:table-row>
        <table:table-row table:style-name="TableLine2003103342368">
          <table:table-cell table:style-name="Tabella5.A2" office:value-type="string">
            <text:p text:style-name="P34">Knees</text:p>
          </table:table-cell>
          <table:table-cell table:style-name="Tabella5.B2" office:value-type="string">
            <text:p text:style-name="P34">Bebe rexha</text:p>
          </table:table-cell>
        </table:table-row>
        <table:table-row table:style-name="TableLine2003103344000">
          <table:table-cell table:style-name="Tabella5.A2" office:value-type="string">
            <text:p text:style-name="P34">Freaks</text:p>
          </table:table-cell>
          <table:table-cell table:style-name="Tabella5.B2" office:value-type="string">
            <text:p text:style-name="P34">Jordan clarke</text:p>
          </table:table-cell>
        </table:table-row>
        <table:table-row table:style-name="TableLine2003103344272">
          <table:table-cell table:style-name="Tabella5.A2" office:value-type="string">
            <text:p text:style-name="P34">Just a dream</text:p>
          </table:table-cell>
          <table:table-cell table:style-name="Tabella5.B2" office:value-type="string">
            <text:p text:style-name="P34">Fly by nightcore</text:p>
          </table:table-cell>
        </table:table-row>
        <table:table-row table:style-name="TableLine2003098697376">
          <table:table-cell table:style-name="Tabella5.A2" office:value-type="string">
            <text:p text:style-name="P34">I think I’m in love</text:p>
          </table:table-cell>
          <table:table-cell table:style-name="Tabella5.B2" office:value-type="string">
            <text:p text:style-name="P34">Kat dahlia</text:p>
          </table:table-cell>
        </table:table-row>
        <table:table-row table:style-name="TableLine2003098691120">
          <table:table-cell table:style-name="Tabella5.A2" office:value-type="string">
            <text:p text:style-name="P34">Titanium</text:p>
          </table:table-cell>
          <table:table-cell table:style-name="Tabella5.B2" office:value-type="string">
            <text:p text:style-name="P34">Madilyn bailey</text:p>
          </table:table-cell>
        </table:table-row>
        <table:table-row table:style-name="TableLine2003103911088">
          <table:table-cell table:style-name="Tabella5.A2" office:value-type="string">
            <text:p text:style-name="P34">Older</text:p>
          </table:table-cell>
          <table:table-cell table:style-name="Tabella5.B2" office:value-type="string">
            <text:p text:style-name="P34">Sasha alex sloan</text:p>
          </table:table-cell>
        </table:table-row>
        <table:table-row table:style-name="TableLine2003103913808">
          <table:table-cell table:style-name="Tabella5.A2" office:value-type="string">
            <text:p text:style-name="P35">This letter I write</text:p>
          </table:table-cell>
          <table:table-cell table:style-name="Tabella5.B2" office:value-type="string">
            <text:p text:style-name="P35">Verum</text:p>
          </table:table-cell>
        </table:table-row>
        <table:table-row table:style-name="TableLine2003103916256">
          <table:table-cell table:style-name="Tabella5.A2" office:value-type="string">
            <text:p text:style-name="P35">La morte di rinquore</text:p>
          </table:table-cell>
          <table:table-cell table:style-name="Tabella5.B2" office:value-type="string">
            <text:p text:style-name="P35">Rancore</text:p>
          </table:table-cell>
        </table:table-row>
        <table:table-row table:style-name="TableLine2003103908912">
          <table:table-cell table:style-name="Tabella5.A2" office:value-type="string">
            <text:p text:style-name="P35">Cenere</text:p>
          </table:table-cell>
          <table:table-cell table:style-name="Tabella5.B2" office:value-type="string">
            <text:p text:style-name="P35">Nashley</text:p>
          </table:table-cell>
        </table:table-row>
        <table:table-row table:style-name="TableLine2003103907824">
          <table:table-cell table:style-name="Tabella5.A2" office:value-type="string">
            <text:p text:style-name="P35">Human</text:p>
          </table:table-cell>
          <table:table-cell table:style-name="Tabella5.B2" office:value-type="string">
            <text:p text:style-name="P35">Chrisitna perri</text:p>
          </table:table-cell>
        </table:table-row>
        <table:table-row table:style-name="TableLine2003103919792">
          <table:table-cell table:style-name="Tabella5.A2" office:value-type="string">
            <text:p text:style-name="P35">Sangue di drago</text:p>
          </table:table-cell>
          <table:table-cell table:style-name="Tabella5.B2" office:value-type="string">
            <text:p text:style-name="P35">Rancore</text:p>
          </table:table-cell>
        </table:table-row>
        <table:table-row table:style-name="TableLine2003103911360">
          <table:table-cell table:style-name="Tabella5.A2" office:value-type="string">
            <text:p text:style-name="P35">Wonderland</text:p>
          </table:table-cell>
          <table:table-cell table:style-name="Tabella5.B2" office:value-type="string">
            <text:p text:style-name="P35">Neoni</text:p>
          </table:table-cell>
        </table:table-row>
        <table:table-row table:style-name="TableLine2003103911904">
          <table:table-cell table:style-name="Tabella5.A2" office:value-type="string">
            <text:p text:style-name="P35">Farytales</text:p>
          </table:table-cell>
          <table:table-cell table:style-name="Tabella5.B2" office:value-type="string">
            <text:p text:style-name="P35">Gabby sophia</text:p>
          </table:table-cell>
        </table:table-row>
        <table:table-row table:style-name="TableLine2003103913264">
          <table:table-cell table:style-name="Tabella5.A2" office:value-type="string">
            <text:p text:style-name="P35">Farytale</text:p>
          </table:table-cell>
          <table:table-cell table:style-name="Tabella5.B2" office:value-type="string">
            <text:p text:style-name="P35">Alexander rybak</text:p>
          </table:table-cell>
        </table:table-row>
        <table:table-row table:style-name="TableLine2003103910816">
          <table:table-cell table:style-name="Tabella5.A2" office:value-type="string">
            <text:p text:style-name="P35">Just like you</text:p>
          </table:table-cell>
          <table:table-cell table:style-name="Tabella5.B2" office:value-type="string">
            <text:p text:style-name="P35">NF</text:p>
          </table:table-cell>
        </table:table-row>
        <table:table-row table:style-name="TableLine2003103920064">
          <table:table-cell table:style-name="Tabella5.A2" office:value-type="string">
            <text:p text:style-name="P35">Numb llittle bug</text:p>
          </table:table-cell>
          <table:table-cell table:style-name="Tabella5.B2" office:value-type="string">
            <text:p text:style-name="P35">Em beihold</text:p>
          </table:table-cell>
        </table:table-row>
        <table:table-row table:style-name="TableLine2003103909184">
          <table:table-cell table:style-name="Tabella5.A2" office:value-type="string">
            <text:p text:style-name="P35">Paolo e francesca</text:p>
          </table:table-cell>
          <table:table-cell table:style-name="Tabella5.B2" office:value-type="string">
            <text:p text:style-name="P35">Claver gold</text:p>
          </table:table-cell>
        </table:table-row>
        <table:table-row table:style-name="TableLine2003103917616">
          <table:table-cell table:style-name="Tabella5.A2" office:value-type="string">
            <text:p text:style-name="P35">Pier</text:p>
          </table:table-cell>
          <table:table-cell table:style-name="Tabella5.B2" office:value-type="string">
            <text:p text:style-name="P35">Claver goold</text:p>
          </table:table-cell>
        </table:table-row>
        <table:table-row table:style-name="TableLine2003103916528">
          <table:table-cell table:style-name="Tabella5.A2" office:value-type="string">
            <text:p text:style-name="P35">I deserve to bleed</text:p>
          </table:table-cell>
          <table:table-cell table:style-name="Tabella5.B2" office:value-type="string">
            <text:p text:style-name="P35">Sushi soucy</text:p>
          </table:table-cell>
        </table:table-row>
        <table:table-row table:style-name="TableLine2003103917888">
          <table:table-cell table:style-name="Tabella5.A2" office:value-type="string">
            <text:p text:style-name="P35">Interlude: <text:s/>I’m not angry anymore</text:p>
          </table:table-cell>
          <table:table-cell table:style-name="Tabella5.B2" office:value-type="string">
            <text:p text:style-name="P35">Paramore</text:p>
          </table:table-cell>
        </table:table-row>
        <table:table-row table:style-name="TableLine2003103924416">
          <table:table-cell table:style-name="Tabella5.A2" office:value-type="string">
            <text:p text:style-name="P35">Blue haired boy</text:p>
          </table:table-cell>
          <table:table-cell table:style-name="Tabella5.B2" office:value-type="string">
            <text:p text:style-name="P35">Madilyn mei</text:p>
          </table:table-cell>
        </table:table-row>
        <text:soft-page-break/>
        <table:table-row table:style-name="TableLine2003103920608">
          <table:table-cell table:style-name="Tabella5.A2" office:value-type="string">
            <text:p text:style-name="P35">Per sentirmi vivo</text:p>
          </table:table-cell>
          <table:table-cell table:style-name="Tabella5.B2" office:value-type="string">
            <text:p text:style-name="P35">Fasma</text:p>
          </table:table-cell>
        </table:table-row>
        <table:table-row table:style-name="TableLine2003103917344">
          <table:table-cell table:style-name="Tabella5.A2" office:value-type="string">
            <text:p text:style-name="P35">Hadal ahbek</text:p>
          </table:table-cell>
          <table:table-cell table:style-name="Tabella5.B2" office:value-type="string">
            <text:p text:style-name="P35">Issam alnajjar</text:p>
          </table:table-cell>
        </table:table-row>
        <table:table-row table:style-name="TableLine2003103921696">
          <table:table-cell table:style-name="Tabella5.A2" office:value-type="string">
            <text:p text:style-name="P35">Die first</text:p>
          </table:table-cell>
          <table:table-cell table:style-name="Tabella5.B2" office:value-type="string">
            <text:p text:style-name="P35">Nessa barrett</text:p>
          </table:table-cell>
        </table:table-row>
        <table:table-row table:style-name="TableLine2003103921968">
          <table:table-cell table:style-name="Tabella5.A2" office:value-type="string">
            <text:p text:style-name="P35">Die with a smile</text:p>
          </table:table-cell>
          <table:table-cell table:style-name="Tabella5.B2" office:value-type="string">
            <text:p text:style-name="P35">Lady gaga</text:p>
          </table:table-cell>
        </table:table-row>
        <table:table-row table:style-name="TableLine2003103920336">
          <table:table-cell table:style-name="Tabella5.A2" office:value-type="string">
            <text:p text:style-name="P35">City of angels</text:p>
          </table:table-cell>
          <table:table-cell table:style-name="Tabella5.B2" office:value-type="string">
            <text:p text:style-name="P35">Em beihold</text:p>
          </table:table-cell>
        </table:table-row>
        <table:table-row table:style-name="TableLine2003103915440">
          <table:table-cell table:style-name="Tabella5.A2" office:value-type="string">
            <text:p text:style-name="P35">Fly me to the moon</text:p>
          </table:table-cell>
          <table:table-cell table:style-name="Tabella5.B2" office:value-type="string">
            <text:p text:style-name="P35">Joytassic sarah</text:p>
          </table:table-cell>
        </table:table-row>
        <table:table-row table:style-name="TableLine2003103912992">
          <table:table-cell table:style-name="Tabella5.A2" office:value-type="string">
            <text:p text:style-name="P35">From the start</text:p>
          </table:table-cell>
          <table:table-cell table:style-name="Tabella5.B2" office:value-type="string">
            <text:p text:style-name="P35">Laufey</text:p>
          </table:table-cell>
        </table:table-row>
        <table:table-row table:style-name="TableLine2003103909456">
          <table:table-cell table:style-name="Tabella5.A2" office:value-type="string">
            <text:p text:style-name="P35">Se ti senti solo</text:p>
          </table:table-cell>
          <table:table-cell table:style-name="Tabella5.B2" office:value-type="string">
            <text:p text:style-name="P35">Jesto</text:p>
          </table:table-cell>
        </table:table-row>
        <table:table-row table:style-name="TableLine2003103910000">
          <table:table-cell table:style-name="Tabella5.A2" office:value-type="string">
            <text:p text:style-name="P35">Hikikomori</text:p>
          </table:table-cell>
          <table:table-cell table:style-name="Tabella5.B2" office:value-type="string">
            <text:p text:style-name="P35">Lowlow</text:p>
          </table:table-cell>
        </table:table-row>
        <table:table-row table:style-name="TableLine2003103922512">
          <table:table-cell table:style-name="Tabella5.A2" office:value-type="string">
            <text:p text:style-name="P35">Luca</text:p>
          </table:table-cell>
          <table:table-cell table:style-name="Tabella5.B2" office:value-type="string">
            <text:p text:style-name="P35">Claver gold</text:p>
          </table:table-cell>
        </table:table-row>
        <table:table-row table:style-name="TableLine2003103918160">
          <table:table-cell table:style-name="Tabella5.A2" office:value-type="string">
            <text:p text:style-name="P35">Il cielo si ingrigisce</text:p>
          </table:table-cell>
          <table:table-cell table:style-name="Tabella5.B2" office:value-type="string">
            <text:p text:style-name="P35">Claver gold</text:p>
          </table:table-cell>
        </table:table-row>
        <table:table-row table:style-name="TableLine2003103923056">
          <table:table-cell table:style-name="Tabella5.A2" office:value-type="string">
            <text:p text:style-name="P35">La storia di sam</text:p>
          </table:table-cell>
          <table:table-cell table:style-name="Tabella5.B2" office:value-type="string">
            <text:p text:style-name="P35">mr.Rain</text:p>
          </table:table-cell>
        </table:table-row>
        <table:table-row table:style-name="TableLine2003103908368">
          <table:table-cell table:style-name="Tabella5.A2" office:value-type="string">
            <text:p text:style-name="P35">Narciso</text:p>
          </table:table-cell>
          <table:table-cell table:style-name="Tabella5.B2" office:value-type="string">
            <text:p text:style-name="P35">Murubuntu</text:p>
          </table:table-cell>
        </table:table-row>
        <table:table-row table:style-name="TableLine2003103914624">
          <table:table-cell table:style-name="Tabella5.A2" office:value-type="string">
            <text:p text:style-name="P35">Il meglio di te</text:p>
          </table:table-cell>
          <table:table-cell table:style-name="Tabella5.B2" office:value-type="string">
            <text:p text:style-name="P35">Bresh</text:p>
          </table:table-cell>
        </table:table-row>
        <table:table-row table:style-name="TableLine2003103923600">
          <table:table-cell table:style-name="Tabella5.A2" office:value-type="string">
            <text:p text:style-name="P35">Tutto passa</text:p>
          </table:table-cell>
          <table:table-cell table:style-name="Tabella5.B2" office:value-type="string">
            <text:p text:style-name="P35">Mostro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14efd" officeooo:paragraph-rsid="00014ef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laylist <text:tab/>Dodekaedro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06T09:02:26.232000000</meta:creation-date>
    <dc:date>2025-03-15T22:49:10.362000000</dc:date>
    <meta:editing-duration>PT29M46S</meta:editing-duration>
    <meta:editing-cycles>7</meta:editing-cycles>
    <meta:generator>LibreOffice/7.0.4.2$Windows_X86_64 LibreOffice_project/dcf040e67528d9187c66b2379df5ea4407429775</meta:generator>
    <meta:document-statistic meta:table-count="5" meta:image-count="0" meta:object-count="0" meta:page-count="10" meta:paragraph-count="552" meta:word-count="1209" meta:character-count="6519" meta:non-whitespace-character-count="5861"/>
  </office:meta>
</office:document-meta>
</file>